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Słowa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string" calcext:value-type="string">
            <text:p>neglos/10.500-100</text:p>
          </table:table-cell>
          <table:table-cell office:value-type="float" office:value="509" calcext:value-type="float">
            <text:p>509</text:p>
          </table:table-cell>
          <table:table-cell office:value-type="float" office:value="395" calcext:value-type="float">
            <text:p>39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GAGCAGCGCC|G|GG|G|C|G|C|A|C|G|A|G|G|G|C|A|C|C|A|TG|G|CC|C|AGA|CGCC|CG|C|C|TT|CGA|C|A|AG|C|C|CA|A|A|GT|A|G|A|A|C|T|G|C|A|T|G|TC|C|A|C|CT|A|G|A|C|G|G|A|T|C|C|A|T|C|A|A|G|C|C|T|G|A|A|A|C|CA|TC|T|T|A|T|A|C|T|A|TG|G|C|A|G|G|A|G|G|A|G|A|G|G|GA|T|C|G|C|CC|T|C|CC|A|GC|T|A|A|C|A|CA|G|C|AG|A|G|G|G|G|C|T|GC|T|GA|A|CGT|C|A|T|T|GG|CA|TG|G|A|C|A|A|G|CC|G|C|TCA|C|C|C|T|T|C|C|A|G|A|C|T|T|CC|T|G|G|C|CA|A|GT|T|T|GAC|T|A|CT|A|CA|T|G|CC|T|G|C|TAT|C|G|C|GG|G|C|T|GC|C|G|G|G|A|G|G|C|T|A|T|C|A|A|A|A|G|G|AT|CGC|C|TAT|GAGTT|T|G|TA|G|A|G|A|T|G|A|A|G|G|C|C|AA|A|GA|G|G|G|C|G|TG|G|T|G|TA|T|G|T|G|G|AG|G|T|G|CG|G|TA|C|A|G|T|C|C|GC|A|C|CTGC|T|G|G|C|C|A|A|C|T|C|C|A|A|A|GTG|G|A|G|C|C|A|A|T|C|C|C|C|T|G|G|A|A|C|C|A|GGCT|G|A|AGG|G|GAC|C|T|CAC|C|C|C|A|G|A|C|G|A|G|G|T|G|G|TGG|C|C|C|T|AG|T|G|G|G|C|C|A|G|GG|C|CT|G|C|A|G|GCCCCAGGG|A|A|A|G|C|C|G|A|G|CGG|C|C|A|C|CG|A|G|CC|G|G|CAG|A|G|AC|CC|A|C|C|G|A|G|C|G|G|CGG|C|G|G|A|G|GG|A|G|CA|G|C</text:p>
          </table:table-cell>
        </table:table-row>
        <table:table-row table:style-name="ro1">
          <table:table-cell office:value-type="string" calcext:value-type="string">
            <text:p>neglos/10.500-200</text:p>
          </table:table-cell>
          <table:table-cell office:value-type="float" office:value="508" calcext:value-type="float">
            <text:p>508</text:p>
          </table:table-cell>
          <table:table-cell office:value-type="float" office:value="295" calcext:value-type="float">
            <text:p>29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TTATACTATG|G|C|A|G|GAG|GA|G|A|G|G|GA|T|C|G|CCC|T|C|CC|A|GC|TA|A|C|A|CA|G|C|AG|A|GG|G|G|C|TGC|T|GA|ACGTCAT|T|GG|CA|TG|G|A|C|A|A|G|CC|G|AGCGG|C|C|A|CCG|AG|CC|GG|CAG|A|GACCC|A|CC|G|AG|C|GGCGG|CG|G|A|G|GG|AG|CA|G|CG|CC|G|GGGC|G|CA|CG|A|G|G|G|C|A|C|C|ATG|GCC|C|CAGGG|A|A|A|G|C|C|GA|G|CCGCTCAC|CC|T|TC|C|A|G|A|CTT|CC|T|G|GC|CA|AGTT|T|GAC|TA|CT|A|CA|TG|CC|T|G|C|TATC|G|C|GGG|C|T|GC|C|G|G|G|AG|G|C|T|A|T|C|A|A|AAG|G|AT|CGC|C|TAT|GAGTT|TG|TAG|A|G|A|T|G|A|AG|GC|C|AA|AGAG|GGC|GTG|G|T|G|TA|TG|TG|G|AGG|T|G|CGG|TA|C|A|G|T|C|C|GCA|C|CTGC|TG|G|C|C|A|A|CT|CC|A|A|A|GTGG|A|G|C|C|AAT|C|C|C|C|T|GGA|ACCA|GGCT|G|A|AGG|G|GAC|C|T|CAC|C|C|C|AG|AC|G|A|G|G|T|GG|TGG|C|C|C|TAG|TGG|GCCAG|GG|C|CTGC|AG|ACGCCCG|C|C|TTCGA|C|A|AG|C|C|CA|A|A|GT|AG|A|A|C|TG|CA|T|GTC|C|A|C|CT|A|G|A|CG|G|A|T|C|C|ATC|AAG|C|C|TG|A|A|ACCA|TC|T|T|AT|A|C|T</text:p>
          </table:table-cell>
        </table:table-row>
        <table:table-row table:style-name="ro1">
          <table:table-cell office:value-type="string" calcext:value-type="string">
            <text:p>neglos/18.200-40</text:p>
          </table:table-cell>
          <table:table-cell office:value-type="float" office:value="206" calcext:value-type="float">
            <text:p>206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CCGGACGCT|C|G|CG|G|G|T|CT|C|G|G|A|A|C|GCAT|C|C|C|G|C|C|G|CG|G|G|GG|C|T|T|C|G|GCC|G|T|G|G|C|AT|G|G|GC|G|C|CGC|GG|G|C|C|T|G|C|T|C|G|G|G|G|T|T|TT|C|T|T|G|G|CT|CT|C|G|T|C|G|C|A|C|C|G|GG|G|G|T|C|CT|C|GGG|A|TT|T|C|TT|G|TG|GC|T|CT|CC|T|C|C|G|C|C|T|A|T|C|C|T|A|A|A|T|GGC|CG|GA|T|T|AG|T|T|A|TT|A|T|T|C|TACC|C|CC|A|T|T|G|C|T|G|TT|G|G|T|A|C|C|G|TGA|T|A|A|G|G|T|A|C|A|G|T|T</text:p>
          </table:table-cell>
        </table:table-row>
        <table:table-row table:style-name="ro1">
          <table:table-cell office:value-type="string" calcext:value-type="string">
            <text:p>neglos/18.200-80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CCGGACGCT|CG|CG|G|G|T|CT|C|G|G|A|A|C|GCAT|C|C|C|G|C|C|GCG|GGGG|CT|T|C|G|GCC|G|T|GG|CAT|GG|GC|GC|CGC|GG|G|C|CT|G|CTC|G|G|G|GTTTTCT|T|G|G|CT|CT|C|GT|CG|C|A|C|C|G|GG|GG|T|C|CT|C|GGG|A|TT|T|CTT|G|TG|GC|T|CTCC|T|C|C|G|CC|T|A|T|C|C|T|A|A|A|T|GGC|CG|GATTAGT|T|A|TTA|T|T|CTACC|C|CCAT|T|GC|T|G|TT|G|GT|AC|C|GTGA|T|A|A|G|G|T|A|CA|GT</text:p>
          </table:table-cell>
        </table:table-row>
        <table:table-row table:style-name="ro1">
          <table:table-cell office:value-type="string" calcext:value-type="string">
            <text:p>neglos/20.300-120</text:p>
          </table:table-cell>
          <table:table-cell office:value-type="float" office:value="309" calcext:value-type="float">
            <text:p>309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GACAGCTGA|CG|T|T|C|CGG|G|A|G|A|AG|T|CA|C|G|GATC|A|T|C|CA|GG|A|GGTGGA|GG|A|G|A|ATCC|GG|A|CC|T|GCGC|A|A|GG|G|C|G|A|G|A|TCG|CGC|G|G|C|G|C|TTC|A|A|CATC|C|C|GCC|GT|CCA|C|G|C|TGA|G|CACG|A|TC|C|T|G|AAG|A|AC|A|AG|C|G|C|GCCA|TC|CT|G|GC|G|T|C|G|G|AGC|G|C|A|AG|T|AC|G|G|G|G|T|G|GCC|TCC|A|C|C|T|G|CCG|CA|AGACCA|A|C|A|AGCTG|T|C|TCC|CT|ACG|ACAA|G|C|TCG|AG|GG|C|T|TGC|TC|A|TCGC|C|T|G|G|T|TCCA|G|C|A|G|A|TCC|GC|G|C|C|G|C|CGG|C|C|TG|C|C|G|GT|C|A|A|GGGC|AT|C|ATCCTCA|A|G|G|A|G|AAGG|C|G|C|TG|C|G|C|AT|AGC|C</text:p>
          </table:table-cell>
        </table:table-row>
        <table:table-row table:style-name="ro1">
          <table:table-cell office:value-type="string" calcext:value-type="string">
            <text:p>neglos/20.300-60</text:p>
          </table:table-cell>
          <table:table-cell office:value-type="float" office:value="309" calcext:value-type="float">
            <text:p>309</text:p>
          </table:table-cell>
          <table:table-cell office:value-type="float" office:value="240" calcext:value-type="float">
            <text:p>24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GACAGCTGA|CG|T|T|C|C|G|G|G|A|G|A|AG|T|CA|C|G|GATC|A|T|C|C|A|GG|A|G|GTG|G|A|GG|A|G|A|ATCC|GG|A|C|C|T|G|C|G|C|A|A|GG|G|C|G|A|G|A|TCG|CGC|G|G|C|G|C|T|TC|A|A|CA|T|C|C|C|GCC|G|T|CC|A|C|G|C|TGA|G|C|ACG|A|TC|C|T|G|AA|G|A|AC|A|A|G|C|G|C|GCCA|TC|CT|G|G|C|G|T|C|G|G|A|G|C|G|C|A|AG|T|A|C|G|G|G|G|T|G|G|C|C|T|CC|A|C|C|T|G|C|CG|CA|AGA|C|C|A|A|C|A|AG|C|TG|T|C|T|C|C|C|T|ACG|A|C|A|A|G|C|T|CG|A|G|G|G|C|T|TG|C|T|C|A|T|C|G|C|C|T|G|G|T|TCCA|G|C|A|G|A|T|C|C|GC|G|C|C|G|C|C|G|G|C|C|TG|C|C|G|G|T|C|A|A|G|G|G|C|AT|C|A|TCC|T|CA|A|G|G|A|G|AAG|G|C|G|C|TG|C|G|C|A|T|A|G|C|C</text:p>
          </table:table-cell>
        </table:table-row>
        <table:table-row table:style-name="ro1">
          <table:table-cell office:value-type="string" calcext:value-type="string">
            <text:p>neglos/25.500-100</text:p>
          </table:table-cell>
          <table:table-cell office:value-type="float" office:value="509" calcext:value-type="float">
            <text:p>509</text:p>
          </table:table-cell>
          <table:table-cell office:value-type="float" office:value="400" calcext:value-type="float">
            <text:p>4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GTGGCTCTA|C|T|T|TC|A|G|A|A|GA|A|AG|TG|T|C|T|CT|C|T|T|C|C|TG|C|T|T|A|A|A|C|C|T|C|TG|T|C|T|C|T|G|A|C|G|G|T|C|C|C|T|G|C|C|AA|T|C|GC|T|C|TG|G|T|C|G|A|C|C|C|CA|A|C|A|C|A|C|T|A|G|GAGG|ACAG|AC|A|CA|G|GC|T|C|C|AAAC|TC|CA|C|T|A|A|C|C|A|G|A|G|C|T|G|T|G|ATTG|T|G|CC|C|G|C|TG|A|G|TG|G|A|C|T|G|C|G|T|T|G|T|CA|G|G|G|A|G|T|G|A|G|T|G|CT|C|CA|T|CA|T|C|G|GGAG|A|A|T|C|CA|AGC|AGG|AC|C|G|C|C|A|TG|G|A|G|G|A|A|G|G|T|CA|A|T|AT|T|C|A|GA|G|A|T|C|G|A|G|G|A|G|CT|T|CC|C|A|G|G|A|G|G|C|G|G|T|G|T|T|G|CA|G|G|C|G|T|G|G|G|A|CTC|A|G|A|T|C|GTG|CT|GC|T|G|G|G|G|CT|GG|T|G|AC|C|GCCG|C|T|C|TG|T|G|G|G|C|T|G|G|G|C|T|G|C|T|G|AC|T|C|T|G|C|T|T|C|TC|C|T|G|T|GG|CA|C|T|G|G|G|A|CAC|CA|C|A|C|A|G|A|G|T|C|T|A|A|AAC|A|GC|T|G|G|A|A|G|A|G|A|GGG|CT|G|C|CCG|GAA|C|G|T|C|T|C|T|C|A|AG|TTTC|C|A|A|GAA|C|T|TGG|A|A|A|G|C|C|AC|C|A|CG|G|T|GA|CC|A|GA|T|G|G|C|G|C|A|G|A|A|AT|C|C|C|A|G|T|C|C|A|C|G|C|A|GA|T|T|T|C|A|C|A|G|GA|A|C|T|GG|A|GGA|A|C|T|T|C|G|A|G|C|T|G|A|A|C|A</text:p>
          </table:table-cell>
        </table:table-row>
        <table:table-row table:style-name="ro1">
          <table:table-cell office:value-type="string" calcext:value-type="string">
            <text:p>neglos/25.500-200</text:p>
          </table:table-cell>
          <table:table-cell office:value-type="float" office:value="506" calcext:value-type="float">
            <text:p>506</text:p>
          </table:table-cell>
          <table:table-cell office:value-type="float" office:value="291" calcext:value-type="float">
            <text:p>29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TGGGGCTGGT|CGACCC|CAACA|C|A|C|TAG|GAGG|ACAG|AC|A|CA|CTGCTTCTCC|TGT|GG|CAC|T|GGG|A|CAC|CACA|CA|GA|G|T|C|T|A|A|AAC|A|GC|TGG|A|A|G|A|G|A|GGG|CT|GC|CCG|GAA|C|G|TCT|C|T|C|A|AGTTTC|C|A|A|GAA|C|TTGG|AAA|G|C|CAC|C|A|CGGT|GA|CC|A|GA|T|G|G|C|G|C|A|GA|A|AT|CC|C|A|G|T|CC|A|CG|CA|GA|T|T|T|C|A|C|A|G|GA|A|C|T|GG|A|GGA|A|C|T|TC|GA|G|C|TGA|A|C|A|TCGTGCTGC|TG|GG|G|CT|GG|GCT|GCT|G|AC|T|CTG|CT|T|C|TC|CAAACTC|CAC|T|AA|C|C|A|G|A|G|C|T|G|T|G|ATTG|T|G|CC|C|G|C|TG|A|G|TGGA|C|TG|C|GT|T|G|T|CA|G|G|G|A|G|T|G|A|G|T|G|CT|C|CA|T|CA|T|CG|GGAG|A|ATC|CA|AGC|AGGAC|C|G|C|C|A|TG|G|AG|GAAG|G|T|CA|A|T|AT|T|C|A|GA|G|A|T|C|G|A|G|GA|G|CT|T|CC|C|A|G|G|A|G|G|C|G|G|T|G|T|T|GCAG|GC|G|TGGG|A|CTC|A|G|AT|AGTGGCTCTA|C|T|TTC|A|G|A|A|GA|A|AG|TG|T|C|T|CT|C|T|T|C|C|TGC|T|TAAA|CCTC|TGTC|T|CT|G|A|C|G|GT|C|C|C|T|G|C|CAA|T|C|GCT|C|TG|G|TCG|AC</text:p>
          </table:table-cell>
        </table:table-row>
        <table:table-row table:style-name="ro1">
          <table:table-cell office:value-type="string" calcext:value-type="string">
            <text:p>neglos/35.200-40</text:p>
          </table:table-cell>
          <table:table-cell office:value-type="float" office:value="209" calcext:value-type="float">
            <text:p>209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GCAGAGGGG|TCC|A|T|A|C|GG|CG|T|T|G|T|T|C|T|G|G|AT|T|C|CCG|TC|G|T|A|A|C|T|T|A|A|A|G|G|G|A|A|A|C|T|T|T|C|A|C|AA|T|G|T|C|C|GG|AG|C|C|C|T|T|GA|TG|T|C|C|T|G|C|AAATG|A|A|G|G|A|G|G|A|G|G|A|T|G|T|C|C|T|T|A|A|G|T|T|C|CT|T|G|C|A|G|CA|G|G|AAC|C|C|A|CT|T|A|G|GT|G|GC|AC|CAA|T|CT|T|GA|C|T|T|C|C|A|G|A|T|G|G|A|A|C|A|G|T|A|C|A|T|C|T|A|TA|AAA|GG|AA|A|AG|T|G|A|T|G|GC|A|T|CT|A|TA|TC|AT</text:p>
          </table:table-cell>
        </table:table-row>
        <table:table-row table:style-name="ro1">
          <table:table-cell office:value-type="string" calcext:value-type="string">
            <text:p>neglos/35.200-80</text:p>
          </table:table-cell>
          <table:table-cell office:value-type="float" office:value="207" calcext:value-type="float">
            <text:p>207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GCAGAGGGG|TCC|A|T|ACGG|CG|T|T|GT|T|C|TGG|AT|T|CCCG|TCG|TAA|C|T|T|A|A|AG|G|G|A|A|AC|T|T|T|C|A|C|AA|T|G|T|C|CGG|AG|C|C|CT|T|GA|TG|T|CC|T|G|CAAATG|A|A|GG|A|G|G|A|GGA|T|G|T|C|C|T|T|AAG|T|T|C|CT|T|G|C|A|G|CA|G|G|AAC|C|C|A|CTT|AGGTG|GC|AC|CAATCTT|GA|C|T|TCC|A|G|A|T|G|G|AA|C|AGT|AC|A|TC|TA|TA|AAAGG|AA|AAG|TG|A|T|GGC|A|T|CT|A|TA|TC</text:p>
          </table:table-cell>
        </table:table-row>
        <table:table-row table:style-name="ro1">
          <table:table-cell office:value-type="string" calcext:value-type="string">
            <text:p>neglos/53.500-100</text:p>
          </table:table-cell>
          <table:table-cell office:value-type="float" office:value="503" calcext:value-type="float">
            <text:p>503</text:p>
          </table:table-cell>
          <table:table-cell office:value-type="float" office:value="396" calcext:value-type="float">
            <text:p>396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TCTCCTCCT|C|G|C|A|C|A|G|C|C|G|C|TC|G|AA|C|C|GC|C|T|G|CT|G|A|GC|C|CC|A|TGG|C|C|C|G|C|G|C|C|A|C|G|C|TC|T|C|CG|C|C|G|C|C|C|C|C|A|G|C|A|AT|C|C|C|C|G|G|C|TC|C|T|G|CG|G|GT|G|G|CG|C|T|G|C|T|G|C|T|C|C|T|G|G|TGG|CCG|C|C|A|G|CCG|GCGCG|C|AG|C|A|GG|A|GC|GC|C|C|C|T|G|G|C|C|A|CT|GAA|C|T|G|C|G|C|T|G|C|C|A|G|T|G|C|T|T|G|C|A|G|A|C|C|CT|G|CA|G|G|G|A|ATT|C|A|C|C|T|C|A|AG|A|A|C|A|T|C|C|A|AAG|T|G|T|G|AA|G|G|T|GA|A|G|TC|C|C|C|C|G|G|A|CCC|CA|C|T|G|C|GC|C|C|A|A|A|C|C|G|A|AG|T|C|A|TA|G|C|C|A|C|A|C|T|C|AA|G|A|AT|G|G|G|C|A|G|AA|A|G|C|TT|GTC|T|C|A|AC|C|C|C|G|C|ATCGC|C|C|A|T|G|G|T|T|A|A|G|A|A|A|A|T|C|A|T|C|G|A|A|AAG|A|TGC|T|GA|A|AA|A|T|G|G|C|A|A|AT|C|C|A|AC|T|G|A|C|C|A|G|AAG|GA|A|G|G|A|G|G|AAGC|T|T|A|T|T|G|G|T|G|G|C|T|G|T|TCC|T|GAA|G|GAG|G|C|C|CT|G|C|CC|T|T|AC|AGG|A|A|C|A|G|A|A|GA|G|G|A|A|A|G|A|G|A|G|A|C|A|C|A|G|C|T|GCA|GA|G|G|C|C|A|C|CT|GG|A|T|TGC|G|C|C|T|A|A|T|G|T|G|T|TT|G|A|G|CA|T|C|ACT|T|A|G|G|A|G|A|AG|T|C|TT</text:p>
          </table:table-cell>
        </table:table-row>
        <table:table-row table:style-name="ro1">
          <table:table-cell office:value-type="string" calcext:value-type="string">
            <text:p>neglos/53.500-200</text:p>
          </table:table-cell>
          <table:table-cell office:value-type="float" office:value="509" calcext:value-type="float">
            <text:p>509</text:p>
          </table:table-cell>
          <table:table-cell office:value-type="float" office:value="292" calcext:value-type="float">
            <text:p>29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CCCGGACCC|CA|C|T|G|CGC|C|C|A|AA|C|C|G|A|AG|T|C|A|TA|G|C|C|A|CAC|T|C|AAG|A|AT|GG|G|C|A|G|AA|AG|C|TT|GTC|T|C|A|AC|C|C|C|G|C|ATCGC|C|CAT|GG|T|T|AA|GA|A|A|A|T|C|A|T|CG|AA|AAG|ATGC|T|GA|AAAA|T|G|GC|A|A|AT|C|C|A|AC|T|GA|C|C|A|G|AAG|GA|A|GG|A|G|G|AAGC|T|TA|T|T|GG|T|G|G|C|T|G|T|TCC|T|GAA|GGAG|G|CCCTG|C|CC|T|T|AC|AGG|AACA|G|A|A|GAG|GA|A|A|G|AG|A|G|A|CA|CA|GC|T|GCA|GAGG|C|CA|CCT|GG|A|T|TGC|G|C|C|T|A|A|T|G|T|G|T|TT|GAGCAT|CACTTA|G|GAGA|CATCCAAAG|T|G|T|GAA|G|G|T|GA|A|G|TCC|C|C|CG|G|CTCCT|G|CGG|GT|G|G|CGC|T|GC|TG|CT|CC|TG|C|T|CCT|G|G|TGG|CACAGCCGC|TC|G|AA|CCGC|C|T|G|CT|G|A|GCC|CCA|TGGC|C|C|G|C|G|C|C|A|C|G|C|TC|TCCG|CC|G|CC|CCC|AGC|A|AT|C|C|CC|G|G|C|TC|TCCTCCT|CGCA|C|AG|C|C|G|GCGCGC|AG|C|A|GG|A|GC|GC|C|C|CT|G|G|CC|A|CT|GAAC|TGC|G|C|TGCC|A|G|T|G|CT|T|G|C|A|G|AC|C|CTG|CA|G|G|G|A|ATTC|AC|C|T|CA|AG|A|A|C|A</text:p>
          </table:table-cell>
        </table:table-row>
        <table:table-row table:style-name="ro1">
          <table:table-cell office:value-type="string" calcext:value-type="string">
            <text:p>neglos/55.300-120</text:p>
          </table:table-cell>
          <table:table-cell office:value-type="float" office:value="309" calcext:value-type="float">
            <text:p>309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TGATGTCCTT|C|G|AG|CC|C|TG|GG|C|A|C|A|A|A|T|CC|C|AC|CAA|T|G|CAG|AG|G|T|C|A|G|G|A|A|A|G|T|TCT|GG|G|A|AA|C|C|CCA|GC|AA|TGA|AG|AGC|T|GAA|T|G|C|C|AA|G|AAAA|T|T|GA|GT|T|TGAAC|A|A|T|TT|C|TCCTC|T|TT|G|ACA|GA|ACA|GG|TGA|TTC|C|A|A|G|A|TCA|CC|T|T|A|A|G|C|CA|G|GTC|G|G|TGA|GCCTAACT|ACT|CTTA|GC|C|TTC|CCT|GCTGT|GT|TGC|T|GCC|CAG|C|C|GC|T|C|CA|TC|A|T|G|TC|C|T|T|CAG|T|GC|T|G|AC|C|A|GA|T|T|G|CT|G|A|A|T|TC|A|A|G|G|A|G|G|C|A|T|TTC|T|GCCTAT|G|A|T|GC|A|A|G|C|CA|T|TT|C|CA|A|C|AA|C|AAG|GACCA|G|G|C|C|AC|CT|AT</text:p>
          </table:table-cell>
        </table:table-row>
        <table:table-row table:style-name="ro1">
          <table:table-cell office:value-type="string" calcext:value-type="string">
            <text:p>neglos/55.300-60</text:p>
          </table:table-cell>
          <table:table-cell office:value-type="float" office:value="306" calcext:value-type="float">
            <text:p>306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AGCCTAACT|AC|T|C|T|TA|G|C|C|TTC|C|C|T|G|CTGT|GT|TGC|T|GC|C|CAG|C|C|G|C|T|C|CA|T|C|A|T|G|TC|C|T|T|CAG|T|G|C|T|G|AC|C|A|G|A|T|T|G|C|T|G|A|A|T|T|C|A|A|G|G|A|G|G|C|A|T|TT|C|T|CC|T|C|T|T|T|G|ACA|GA|AC|A|G|G|T|GA|TTC|C|A|A|G|A|TCA|CC|T|T|A|A|G|C|C|A|G|G|TC|G|G|TG|A|T|G|T|CCT|T|C|G|A|G|C|C|C|T|G|G|G|C|A|C|A|A|A|T|C|C|C|AC|CAA|T|G|C|A|G|A|G|G|T|C|A|G|G|A|A|A|G|T|TCT|GG|G|A|A|A|C|C|C|C|A|G|C|A|A|T|GA|A|G|A|GC|T|G|A|A|T|G|C|C|AA|G|AA|AA|T|T|G|A|G|T|T|TG|AA|C|A|A|T|TT|C|TGCCT|AT|G|A|T|GC|A|A|G|C|CA|T|TT|C|CA|A|C|A|A|C|A|AG|G|A|C|C|A|G|G|C|C|AC|C|T</text:p>
          </table:table-cell>
        </table:table-row>
        <table:table-row table:style-name="ro1">
          <table:table-cell office:value-type="string" calcext:value-type="string">
            <text:p>neglos/55.400-160</text:p>
          </table:table-cell>
          <table:table-cell office:value-type="float" office:value="409" calcext:value-type="float">
            <text:p>409</text:p>
          </table:table-cell>
          <table:table-cell office:value-type="float" office:value="234" calcext:value-type="float">
            <text:p>23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TGCAGAGGT|GCCTTCCCTG|C|T|GT|G|TT|G|C|T|G|CC|C|AG|CCG|C|T|C|C|A|TC|ATG|T|C|C|T|TC|A|GTGC|T|GA|C|CA|G|AT|TGCT|G|A|A|TT|C|A|CCCTGGGT|CAGGAAAG|T|TC|T|G|G|G|A|A|A|CC|CC|A|G|CA|A|TG|AAGA|G|C|T|G|A|AT|GC|C|AAGAA|AA|T|T|G|A|GTTTGA|A|CAA|TTT|CTG|C|C|T|ATG|A|T|GC|A|AG|C|C|A|T|T|TC|CA|A|C|A|AC|AA|G|G|A|C|CA|GG|C|C|A|C|CT|AT|G|A|A|GACTTT|GT|T|G|A|GG|G|T|CTGCGTG|T|CTTT|G|A|C|AG|A|A|CTCCGCC|ATG|TTC|TAG|C|C|A|C|C|CTG|G|AGGCATTT|CT|CC|T|C|T|T|T|G|A|CA|AG|GA|AG|GCA|A|T|GGC|A|C|A|G|T|C|A|T|G|G|GT|G|C|T|G|A|A|C|AGGTGA|T|T|C|CA|A|G|AT|C|AC|C|TT|AA|G|CC|A|GG|TC|GG|TG|A|T|GTCCTT|C|G|A|GC|CCT|GG|G|C|A|C|A|A|A|T|C|CC|A|C|C|A|A|TG|C|A|GAG|CCTAACT|A|C|T|CT|TA</text:p>
          </table:table-cell>
        </table:table-row>
        <table:table-row table:style-name="ro1">
          <table:table-cell office:value-type="string" calcext:value-type="string">
            <text:p>neglos/55.400-80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GGTCTGCGTG|T|CT|TT|G|A|C|AG|A|A|C|A|GG|T|GA|T|T|C|CA|A|G|A|T|C|AC|C|TT|A|A|G|C|C|A|GG|TC|GG|TG|A|T|G|TC|C|T|T|C|A|GTGC|T|G|A|C|CA|G|A|T|T|GCT|G|A|A|T|T|C|A|A|G|G|A|G|GC|A|TT|T|CT|C|C|T|C|T|T|T|G|A|CA|AG|G|A|A|G|GCA|A|T|GGC|A|C|A|G|T|C|A|T|G|G|G|T|G|C|T|G|A|A|C|TC|C|G|CC|A|TG|T|T|C|TA|G|C|C|A|C|C|C|T|G|G|GT|G|A|AA|A|G|A|GCCTAACT|A|C|T|C|T|T|A|G|C|C|TT|C|C|C|TG|C|T|G|T|G|TT|G|C|T|G|C|C|C|A|G|C|CG|C|T|C|C|A|TC|A|T|G|T|C|C|T|T|C|G|A|GC|CCT|G|G|G|C|A|C|A|A|A|T|C|C|C|A|C|C|A|A|TG|C|A|GAG|GT|CA|G|GA|A|A|G|T|T|C|T|G|G|G|A|A|A|CC|CC|A|G|C|A|A|T|G|A|AG|A|G|C|T|G|A|AT|G|C|C|A|AGAA|A|A|T|T|G|A|G|TTT|GA|A|CAA|T|TT|C|TG|C|C|T|ATG|A|T|G|C|A|AG|C|C|A|T|T|TC|C|A|A|C|A|AC|AA|G|G|A|C|C|A|GG|C|C|A|C|CT|AT|G|A|A|GA|C|T|T|T|G|T|T|G|A|GG|G|T</text:p>
          </table:table-cell>
        </table:table-row>
        <table:table-row table:style-name="ro1">
          <table:table-cell office:value-type="string" calcext:value-type="string">
            <text:p>neglos/58.300-120</text:p>
          </table:table-cell>
          <table:table-cell office:value-type="float" office:value="307" calcext:value-type="float">
            <text:p>307</text:p>
          </table:table-cell>
          <table:table-cell office:value-type="float" office:value="179" calcext:value-type="float">
            <text:p>17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GCAAGCCTT|G|T|TGC|TA|C|C|C|T|CCC|TGG|C|TG|A|T|G|G|T|GC|C|ACC|C|C|TG|C|C|C|TGC|GCTT|TG|T|A|G|C|CG|TG|G|G|T|GA|C|T|G|GG|G|AG|GGG|T|C|C|C|C|A|ATG|CC|CC|A|TT|C|C|A|C|AC|GGC|C|C|G|GGAA|A|T|GG|C|C|A|ATG|CCA|AGG|A|G|AT|C|G|CT|C|G|G|A|C|T|GTGC|A|GAT|CCT|GGG|T|G|C|AG|A|CT|T|C|ATCCT|GT|C|TC|TA|G|AGCCTCCG|GT|G|A|C|TG|GCC|T|GTG|T|C|T|C|C|CC|C|TGG|A|T|G|GA|C|A|TGT|G|GA|C|G|G|CG|CTGCTCATCC|T|ACTTCACTG|G|TG|TGC|A|A|G|A|CA|T|CAA|T|G|AC|A|A|G|AGG|T|T|CC|AG|GA|G|A|C|C|T|T|T|G|A|G|G|GGACAAT|T|T|T|T</text:p>
          </table:table-cell>
        </table:table-row>
        <table:table-row table:style-name="ro1">
          <table:table-cell office:value-type="string" calcext:value-type="string">
            <text:p>neglos/58.300-60</text:p>
          </table:table-cell>
          <table:table-cell office:value-type="float" office:value="307" calcext:value-type="float">
            <text:p>307</text:p>
          </table:table-cell>
          <table:table-cell office:value-type="float" office:value="238" calcext:value-type="float">
            <text:p>2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AGAGCCTCCG|GT|G|A|C|T|G|GCC|T|G|TG|T|C|T|C|C|CC|C|TGG|A|T|G|G|A|C|A|T|G|T|G|G|A|C|G|G|CG|CTG|C|T|C|A|TC|C|T|GC|A|AG|C|C|T|T|G|T|TG|C|TA|C|C|C|T|CC|C|T|GG|C|TG|A|T|G|G|T|GC|C|AC|C|C|C|T|G|C|C|C|T|G|C|G|C|TT|TG|T|A|G|C|CG|TG|G|G|T|G|A|C|T|G|G|G|G|AG|G|GG|T|C|C|C|C|A|A|TG|C|C|CC|A|T|T|C|C|A|C|AC|G|GC|C|C|G|G|GAA|A|T|G|G|C|C|A|ATG|CC|A|AG|G|A|G|AT|C|G|CT|C|G|G|A|C|T|G|T|GC|A|G|A|T|C|C|T|GGG|T|G|C|AG|A|CT|T|C|ATCCT|GT|C|T|C|TA|G|G|G|GACA|AT|T|T|T|T|ACT|T|CA|C|T|G|G|T|G|TGC|A|A|G|A|C|A|T|C|A|A|T|G|A|C|A|A|G|AG|G|T|T|C|C|AG|G|A|G|A|C|C|T|T|T|G|A</text:p>
          </table:table-cell>
        </table:table-row>
        <table:table-row table:style-name="ro1">
          <table:table-cell office:value-type="string" calcext:value-type="string">
            <text:p>neglos/62.400-160</text:p>
          </table:table-cell>
          <table:table-cell office:value-type="float" office:value="405" calcext:value-type="float">
            <text:p>405</text:p>
          </table:table-cell>
          <table:table-cell office:value-type="float" office:value="235" calcext:value-type="float">
            <text:p>23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TCGCTGCCG|T|CCAG|GT|G|CA|C|CGCC|TG|CCT|C|TC|A|G|C|A|GGA|TG|GAC|G|T|GA|TG|G|ATGGC|T|G|C|CA|G|TT|C|TCAC|C|T|T|CTG|AGT|A|C|T|T|CT|ACGAC|GGC|TC|C|T|GC|A|TA|C|CGT|C|C|C|C|C|GAG|G|G|T|G|A|AT|T|T|GG|GG|A|C|GAG|T|TTG|T|G|C|CG|C|GAGT|GG|CTG|C|CT|T|C|GGAG|C|G|CA|C|AAA|GC|A|G|A|GCT|G|C|A|G|G|G|CTC|A|GA|T|G|AGG|AC|G|AGC|ACG|T|G|C|GA|GC|G|C|C|T|A|C|CGG|C|C|A|C|CAC|CAT|G|G|ATCGG|C|G|G|A|AG|G|C|AG|C|CA|C|T|ATG|CG|C|GAG|C|GG|AGG|C|GC|CTG|A|A|GA|A|G|GT|C|A|A|CC|A|G|G|C|TT|T|C|G|A|AAC|CC|T|C|A|AG|A|G|GAAG|TCC|AC|CAC|C|A|GG|C|T|GG|TCA|C|TG|C|C|TCATGT|G|GGC|C|T|G|CAA|A|GCCTGC|A|AG|AG|G|TGT|A|C|C|A|C|GACCAAC|CCC|AAC|C|A|G|A|G|G|C|T|GC|CCA|AG|GT|G|G|AG</text:p>
          </table:table-cell>
        </table:table-row>
        <table:table-row table:style-name="ro1">
          <table:table-cell office:value-type="string" calcext:value-type="string">
            <text:p>neglos/62.400-80</text:p>
          </table:table-cell>
          <table:table-cell office:value-type="float" office:value="408" calcext:value-type="float">
            <text:p>408</text:p>
          </table:table-cell>
          <table:table-cell office:value-type="float" office:value="316" calcext:value-type="float">
            <text:p>31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ACCACCAGG|C|T|G|G|TCA|C|TG|C|C|T|CATG|T|G|GGC|C|T|G|C|AA|A|GC|C|T|G|C|A|AG|A|G|G|A|AG|T|CC|A|C|CA|C|C|A|T|G|G|A|TCGG|C|G|G|A|A|G|G|C|AG|C|C|A|C|T|AT|G|C|G|C|GA|G|C|G|G|A|GG|C|GC|CT|G|A|A|G|A|A|G|GT|C|A|A|CC|A|G|G|C|T|T|T|C|G|A|A|A|C|CC|T|C|A|AG|A|G|GTG|T|A|C|C|A|C|TCGCTGCCG|T|CC|A|G|GT|G|C|A|C|C|G|CC|T|G|C|C|T|C|TC|A|G|C|A|GGA|TG|GA|C|G|T|G|A|T|G|G|A|T|GG|C|T|G|C|CA|G|TT|C|T|C|AC|C|T|T|C|TG|A|G|T|A|C|T|T|C|T|AC|GA|C|G|GC|T|C|C|T|GC|A|T|A|C|CG|T|C|C|C|C|C|G|AG|G|G|T|G|A|AT|T|T|G|G|GG|A|C|G|AG|T|T|T|G|T|G|C|C|G|C|GAG|T|GG|CT|G|C|CT|T|C|G|G|AG|C|G|C|A|C|AAA|GC|A|G|A|GCT|G|C|A|G|G|G|C|TC|A|G|A|T|G|A|GG|AC|G|A|GC|A|CG|T|G|C|G|A|G|C|G|C|C|T|A|C|C|G|G|C|C|A|C|C|AC|GACCA|AC|CCC|A|A|C|C|A|G|A|G|G|C|T|G|C|C|C|A|A|G|G|T|G|G</text:p>
          </table:table-cell>
        </table:table-row>
        <table:table-row table:style-name="ro1">
          <table:table-cell office:value-type="string" calcext:value-type="string">
            <text:p>neglos/68.400-160</text:p>
          </table:table-cell>
          <table:table-cell office:value-type="float" office:value="406" calcext:value-type="float">
            <text:p>406</text:p>
          </table:table-cell>
          <table:table-cell office:value-type="float" office:value="236" calcext:value-type="float">
            <text:p>23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GGAACTTTCA|GA|A|GG|GC|C|A|GG|T|G|A|CCCGAG|ACGG|CT|T|C|A|AG|C|TG|G|T|GA|T|G|G|CC|T|CCC|TG|TA|CCA|C|A|T|C|TA|T|GTG|G|C|CC|TG|GA|G|G|AGG|A|G|A|TTGAG|CG|C|A|A|C|AAG|G|A|G|AGC|C|C|A|GTC|TTC|G|C|C|CC|T|G|T|CT|A|CT|TCCC|A|G|AA|G|AGC|TG|C|A|C|C|G|C|AA|G|GC|T|G|CC|CT|G|G|A|G|C|AG|G|A|C|C|TGG|CCTT|C|T|G|G|TAC|GG|G|C|C|TCAACGCCTG|C|C|T|C|CCC|T|CG|AGC|G|CTGGCAGG|A|G|G|TC|AT|CCC|C|T|A|C|A|C|A|C|C|A|G|CGCAGCC|G|C|C|GC|CC|G|CGG|AG|CCA|G|C|A|C|G|A|A|CG|A|G|CC|CA|GC|AC|C|GG|CC|GG|ATG|G|A|GCGTC|C|G|C|A|A|C|CC|GAC|A|GC|A|T|G|C|C|C|CA|G|G|A|T|T|TG|TC|AG|A|GG|C|CCTGA|AGG|A|GGC|C|A|CCA|AGGA|G|GTG|C|A|C|A|C|C|CAGG|CA|GAGA|AT|G|CT|GAGT|TC|A|TG|A|G|GA|A|CTTT</text:p>
          </table:table-cell>
        </table:table-row>
        <table:table-row table:style-name="ro1">
          <table:table-cell office:value-type="string" calcext:value-type="string">
            <text:p>neglos/68.400-80</text:p>
          </table:table-cell>
          <table:table-cell office:value-type="float" office:value="409" calcext:value-type="float">
            <text:p>409</text:p>
          </table:table-cell>
          <table:table-cell office:value-type="float" office:value="320" calcext:value-type="float">
            <text:p>32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CAACGCCTG|C|C|T|C|CCC|T|CG|A|GC|G|TCC|T|CAG|C|G|C|AG|CC|G|C|C|GC|CC|G|C|GG|AG|CC|A|G|C|A|C|G|A|A|C|G|A|G|C|C|CA|G|C|A|C|C|G|G|C|C|GG|A|T|G|G|A|GC|G|T|C|C|G|C|A|A|C|CC|G|AC|A|GC|A|T|G|C|C|C|C|A|G|G|A|T|T|T|G|T|C|A|G|A|GG|C|C|CTG|A|A|G|G|A|G|GC|C|A|C|CA|A|GGA|G|G|T|G|C|A|C|A|C|C|C|AGG|CA|G|AG|A|AT|G|CT|GAGT|T|C|A|TG|A|G|GA|A|C|TT|T|C|A|GA|A|G|G|G|C|C|A|GG|T|G|A|CC|CGAG|A|CGG|CT|T|C|A|A|G|C|T|G|G|T|G|A|T|G|G|C|C|T|C|C|C|TG|TA|CCA|C|A|T|C|TA|T|G|T|G|G|C|C|C|TG|G|A|G|G|A|GG|A|G|A|TTGAG|CG|C|A|A|C|AA|G|G|A|G|A|GC|C|C|A|G|TC|T|T|C|G|C|C|C|C|T|G|T|C|T|A|C|T|T|CCC|A|G|A|A|G|A|GC|TG|C|A|C|C|G|C|AA|G|GC|T|G|CC|C|T|G|G|A|G|C|A|G|G|A|C|C|T|GG|C|C|T|T|C|T|G|G|TAC|G|G|G|C|C|CC|G|C|TGG|C|A|G|G|A|G|G|TC|AT|CC|C|C|T|A|C|A|C|A|C|C|A|G|C</text:p>
          </table:table-cell>
        </table:table-row>
        <table:table-row table:style-name="ro1">
          <table:table-cell office:value-type="string" calcext:value-type="string">
            <text:p>neglos/9.200-40</text:p>
          </table:table-cell>
          <table:table-cell office:value-type="float" office:value="207" calcext:value-type="float">
            <text:p>207</text:p>
          </table:table-cell>
          <table:table-cell office:value-type="float" office:value="160" calcext:value-type="float">
            <text:p>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TGCCGATCC|G|C|C|G|C|C|C|G|TCCA|C|A|C|CC|G|C|C|G|C|C|A|G|C|T|CA|C|C|A|T|G|GATG|A|T|G|AT|AT|C|G|C|C|G|C|GC|T|C|GT|C|G|T|C|G|A|C|AAC|G|G|C|T|CCGGC|A|T|G|T|GC|A|AG|GC|C|G|G|C|T|T|C|G|C|G|G|GC|G|A|C|G|A|T|G|C|C|C|C|C|C|G|G|GC|C|G|T|C|T|TC|CC|C|T|C|C|AT|C|G|T|G|G|G|GCG|C|C|C|C|A|G|G|C|A|C|C|A|G|G|GC|GT|G|A|T|G|G|T|G|G|G|CATG|G|G|T|C|A|G|AA|GG|A|T|T|C|C|TAT|G|TG|G|G|C|G</text:p>
          </table:table-cell>
        </table:table-row>
        <table:table-row table:style-name="ro1">
          <table:table-cell office:value-type="string" calcext:value-type="string">
            <text:p>neglos/9.200-80</text:p>
          </table:table-cell>
          <table:table-cell office:value-type="float" office:value="207" calcext:value-type="float">
            <text:p>207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TGCCGATCC|G|CCG|CCC|G|TCCA|C|A|C|CC|GC|C|G|C|CA|G|C|T|CA|C|C|A|T|GGATGATG|AT|AT|C|G|CCG|C|GC|T|C|GTC|G|T|C|G|A|C|AAC|G|G|CT|CCGGC|AT|G|T|GC|AAGGC|C|G|G|CTT|C|G|C|G|GGCG|A|C|G|A|TGCCC|C|C|CG|G|GC|C|G|T|C|T|TC|CC|C|T|CC|ATC|GTGG|GGCGC|CC|C|A|G|G|C|A|CC|A|G|G|GC|GTG|A|T|G|GT|G|G|G|CATG|GG|T|C|A|G|AA|GGA|TT|C|CTAT|G|TG|G|G|C|G</text:p>
          </table:table-cell>
        </table:table-row>
        <table:table-row table:style-name="ro1">
          <table:table-cell office:value-type="string" calcext:value-type="string">
            <text:p>negpow/113.500-8</text:p>
          </table:table-cell>
          <table:table-cell office:value-type="float" office:value="509" calcext:value-type="float">
            <text:p>509</text:p>
          </table:table-cell>
          <table:table-cell office:value-type="float" office:value="490" calcext:value-type="float">
            <text:p>49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CCCAGGTGCC|G|C|T|T|C|C|T|C|T|C|G|C|C|G|C|C|G|A|G|G|G|T|C|A|G|G|A|G|C|C|C|G|G|G|A|G|C|G|C|G|A|C|C|C|T|C|C|C|C|C|G|G|C|C|C|G|G|C|C|T|G|G|C|C|A|G|T|C|C|C|C|G|C|G|G|T|C|T|C|T|G|C|C|C|G|G|G|C|T|G|A|C|G|C|C|C|A|G|G|A|A|T|G|T|G|G|T|C|G|A|C|G|A|G|A|A|G|C|C|C|C|A|A|C|A|G|C|A|C|G|G|C|G|T|G|G|C|C|T|C|T|C|A|G|C|C|T|C|G|A|G|C|C|T|G|A|T|C|C|G|G|G|G|A|T|G|G|C|C|T|C|T|G|C|C|T|C|C|A|C|C|A|C|A|A|T|G|C|A|T|A|C|T|A|C|C|A|C|C|A|T|T|G|C|A|G|A|G|C|C|T|G|A|T|CCA|G|G|G|A|T|G|T|C|T|G|G|A|T|G|G|C|C|G|G|A|T|G|G|C|A|G|A|A|T|G|G|A|G|A|C|C|T|C|C|A|C|C|C|C|C|A|C|C|A|T|A|A|T|G|G|A|C|A|T|T|G|T|C|G|T|C|A|T|T|G|C|A|G|G|T|G|T|G|A|T|T|G|C|T|G|C|T|G|T|G|G|C|C|A|T|C|G|T|C|C|T|A|G|T|C|T|C|C|C|T|C|C|T|C|T|T|C|G|T|C|A|T|G|C|T|G|C|G|C|T|A|C|A|T|G|T|A|C|C|G|G|C|A|C|A|A|G|G|G|C|A|C|G|T|A|C|C|A|C|A|C|C|A|A|T|G|A|G|G|C|C|A|A|G|G|G|C|A|C|GG|A|G|T|T|T|G|C|T|G|A|G|A|G|T|G|C|A|G|A|T|G|C|A|G|C|C|C|T|G|C|A|G|G|G|A|G|A|C|C|C|T|G|C|C|C|T|C|C|A|A|G|A|T|G|C|T|G|G|T|G|A|T|A|G|C|A|G|C|A|G|A|A|A|G|G|A|G|T|A|C|T|T|T|A|T|T|T|G|A|G|G|CCTGGCCC|G|G</text:p>
          </table:table-cell>
        </table:table-row>
        <table:table-row table:style-name="ro1">
          <table:table-cell office:value-type="string" calcext:value-type="string">
            <text:p>negpow/144.500-12</text:p>
          </table:table-cell>
          <table:table-cell office:value-type="float" office:value="508" calcext:value-type="float">
            <text:p>508</text:p>
          </table:table-cell>
          <table:table-cell office:value-type="float" office:value="488" calcext:value-type="float">
            <text:p>48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TGGGGCGCT|G|G|G|C|C|T|G|G|G|T|C|C|C|C|A|G|C|C|C|C|T|G|G|C|C|C|C|C|A|C|C|G|G|G|G|C|T|G|G|G|C|C|C|C|T|T|C|C|T|C|C|T|C|C|T|C|C|TG|C|T|G|C|T|G|C|T|G|CC|A|C|G|G|G|G|G|T|T|C|C|A|G|C|C|C|C|A|G|C|C|T|G|G|C|G|G|G|A|A|C|C|G|T|A|C|G|G|A|G|T|C|C|C|C|A|G|A|A|C|C|T|A|A|T|G|C|C|A|C|A|G|C|G|A|C|C|C|C|T|G|C|G|A|T|C|C|C|C|A|C|T|A|T|C|C|T|G|G|T|G|A|C|C|T|C|T|G|T|G|A|C|C|T|C|T|GA|G|A|C|C|C|C|A|G|C|A|A|C|A|A|G|T|G|C|T|C|C|A|G|A|G|G|C|A|G|A|G|G|G|A|C|C|C|C|A|A|A|G|T|G|G|G|G|G|G|C|T|C|C|C|G|C|C|C|C|C|G|C|C|C|A|G|G|G|C|A|G|T|T|C|C|C|T|C|G|A|G|C|A|G|T|A|G|C|C|C|C|C|A|G|G|C|C|C|A|A|G|C|A|C|T|C|A|C|C|G|A|G|G|A|C|G|G|G|A|G|G|C|C|C|T|G|C|A|G|G|T|T|C|C|C|C|T|T|C|C|G|C|T|A|C|G|G|G|G|G|C|C|G|C|A|T|G|C|T|G|C|A|T|G|C|C|T|G|C|A|C|T|T|C|G|G|A|G|G|G|C|A|G|T|G|C|A|C|A|C|A|G|G|A|A|G|T|G|G|T|G|T|G|C|C|A|C|A|A|C|T|C|A|C|A|A|C|T|A|C|G|A|C|C|G|G|G|A|C|A|G|G|G|C|C|T|G|G|G|G|C|T|A|C|T|G|T|G|T|G|G|A|G|G|C|C|A|C|C|C|C|G|C|C|T|C|C|A|G|G|G|G|G|C|C|C|A|G|C|T|G|C|C|C|T|G|G|A|T|C|C|C|T|G|T|G|C|C|T|C|C|G|G|C|C|C|C|T|G|CCATGGGGC|G|C</text:p>
          </table:table-cell>
        </table:table-row>
        <table:table-row table:style-name="ro1">
          <table:table-cell office:value-type="string" calcext:value-type="string">
            <text:p>negpow/28.500-18</text:p>
          </table:table-cell>
          <table:table-cell office:value-type="float" office:value="509" calcext:value-type="float">
            <text:p>509</text:p>
          </table:table-cell>
          <table:table-cell office:value-type="float" office:value="481" calcext:value-type="float">
            <text:p>481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GTGGTGGCT|T|T|GGTACCTCCT|G|C|C|A|G|C|A|C|C|T|C|T|T|G|G|G|T|T|T|G|C|T|G|A|G|A|A|C|T|C|A|C|G|G|G|C|T|C|C|A|G|C|T|A|C|C|T|G|G|C|C|A|T|G|A|C|C|A|C|C|A|C|A|T|T|T|C|T|G|C|A|A|A|C|T|T|C|T|T|C|C|T|C|C|A|C|C|T|T|T|G|G|G|G|G|T|G|G|CT|C|A|A|C|C|C|G|A|G|G|G|G|G|T|T|C|C|C|T|C|C|T|G|G|C|T|G|G|G|G|G|A|G|GTGGC|T|T|T|G|GTGGA|G|G|G|G|C|T|G|G|T|A|G|T|G|T|T|T|T|C|G|G|T|G|G|A|G|G|C|T|T|T|G|G|A|G|G|G|G|G|C|G|T|T|G|G|T|G|G|G|G|GG|A|G|T|C|T|C|T|C|T|G|G|G|G|G|A|G|G|T|G|G|A|A|G|C|C|G|A|A|G|T|A|T|C|T|C|A|G|C|T|T|C|T|T|C|T|G|C|T|A|G|G|T|T|T|G|T|C|T|C|T|T|C|A|G|G|G|T|C|A|G|G|A|G|G|A|G|G|A|T|A|T|G|G|G|G|G|T|G|G|C|A|T|G|A|G|G|G|T|C|T|G|T|G|G|C|T|T|T|G|G|T|G|G|G|G|G|T|T|T|T|G|G|T|G|G|T|G|G|C|G|A|T|G|G|T|G|G|T|C|T|C|C|T|C|T|C|T|G|G|C|A|A|T|G|A|G|A|A|A|A|T|T|A|C|C|A|T|G|C|A|G|A|A|C|C|T|C|A|A|T|G|A|C|C|G|C|C|T|G|G|C|C|T|C|C|T|A|C|C|T|G|G|A|C|A|A|G|G|T|A|C|G|T|G|C|C|C|T|G|G|A|G|G|A|G|G|C|C|A|A|T|G|C|T|G|A|C|C|T|G|G|A|G|G|T|G|A|A|G|A|T|C|C|A|T|G|A|C|T|G|G|T|A|C|C|A|G|A|A|G|C|A|G|A|C|C|C|C|A|G|C|C|A|G|C|C|C|A|G</text:p>
          </table:table-cell>
        </table:table-row>
        <table:table-row table:style-name="ro1">
          <table:table-cell office:value-type="string" calcext:value-type="string">
            <text:p>negpow/34.500-32</text:p>
          </table:table-cell>
          <table:table-cell office:value-type="float" office:value="507" calcext:value-type="float">
            <text:p>507</text:p>
          </table:table-cell>
          <table:table-cell office:value-type="float" office:value="468" calcext:value-type="float">
            <text:p>468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CGGCTCCGG|CAGAGGC|G|G|C|G|GCGGC|G|G|GAGC|GGC|G|G|G|A|G|CGGT|G|G|C|G|GC|G|G|C|T|C|C|A|G|CTT|C|G|G|C|T|C|C|G|GCTCG|G|G|C|TCG|G|G|C|T|C|C|G|G|C|TCCG|G|C|T|C|C|A|G|C|T|C|G|G|G|T|G|G|C|G|G|T|G|G|C|G|G|G|A|G|C|G|G|G|A|C|C|A|G|G|T|G|G|A|G|G|C|G|G|C|G|G|C|A|G|A|G|G|A|G|T|G|G|G|A|G|C|A|G|C|G|G|C|C|C|T|A|G|C|G|G|C|T|T|G|C|G|G|G|G|G|G|A|C|A|T|G|C|G|G|A|C|C|G|A|C|G|G|C|C|C|C|T|G|G|A|T|A|G|G|C|G|G|A|A|G|G|A|G|T|G|G|A|G|G|C|C|C|T|G|G|T|G|C|C|C|G|G|C|C|C|T|T|G|G|T|G|C|T|G|A|G|T|A|T|C|C|A|G|C|A|A|G|A|G|T|G|A|C|C|G|G|G|G|T|G|A|A|G|A|A|G|C|A|A|A|G|A|C|T|C|G|G|T|T|G|A|T|T|G|T|C|C|T|G|G|G|C|T|G|T|G|G|C|T|G|G|C|T|G|T|G|G|A|G|C|T|A|G|A|G|C|C|C|T|G|G|A|T|G|G|C|C|C|C|T|G|A|G|C|C|A|G|C|C|C|C|A|G|G|G|A|G|G|A|C|G|A|T|G|G|T|G|C|C|C|C|T|T|G|T|G|C|C|T|G|C|A|C|T|G|G|T|G|A|T|G|C|T|T|G|G|T|T|T|G|G|T|G|G|C|A|G|G|C|G|C|C|C|A|T|G|G|T|G|A|C|A|G|C|A|A|A|C|C|T|G|T|C|T|T|C|A|T|T|A|A|A|G|T|C|C|C|T|G|A|G|G|A|C|C|A|G|A|C|T|G|G|G|C|T|G|T|C|A|G|G|A|G|G|G|G|T|A|G|C|C|T|C|C|T|T|C|G|T|G|T|G|C|C|A|A|G|C|T|A</text:p>
          </table:table-cell>
        </table:table-row>
        <table:table-row table:style-name="ro1">
          <table:table-cell office:value-type="string" calcext:value-type="string">
            <text:p>negpow/59.500-2</text:p>
          </table:table-cell>
          <table:table-cell office:value-type="float" office:value="509" calcext:value-type="float">
            <text:p>509</text:p>
          </table:table-cell>
          <table:table-cell office:value-type="float" office:value="498" calcext:value-type="float">
            <text:p>498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CGGCCAGCG|C|G|T|G|G|T|T|T|T|T|A|G|C|G|G|C|T|C|T|C|T|G|G|G|T|A|G|C|A|G|G|G|T|G|G|T|G|T|G|A|T|A|G|C|G|G|C|C|G|A|G|G|G|C|T|C|G|G|A|A|G|G|G|T|G|C|T|C|G|G|A|T|T|C|T|C|G|T|A|G|C|T|G|T|G|C|C|G|G|G|A|C|T|T|A|A|C|C|A|C|C|A|C|C|A|T|G|T|C|G|A|G|C|A|A|A|A|G|A|A|C|A|A|A|G|A|C|C|A|A|G|A|C|C|A|A|G|AA|G|C|G|C|C|C|T|C|A|G|C|G|T|G|C|A|A|C|A|T|C|C|A|A|T|G|T|G|T|T|T|G|C|T|A|T|G|T|T|T|G|A|C|C|A|G|T|C|A|C|A|G|A|T|T|C|A|G|G|A|G|T|T|C|A|A|A|G|A|G|G|C|C|T|T|C|A|A|C|A|T|G|A|T|T|G|A|T|C|A|G|A|A|C|A|G|A|G|A|T|G|G|T|T|T|C|A|T|C|G|A|C|A|A|G|G|A|A|G|A|T|T|T|G|C|A|T|G|A|T|A|T|G|C|T|T|G|C|T|T|C|A|T|T|G|G|G|G|A|A|G|A|A|T|C|C|A|A|C|T|G|A|T|G|A|G|T|A|T|C|T|A|G|A|T|G|C|C|A|T|G|A|T|G|A|A|T|G|A|G|G|C|T|C|C|A|G|G|C|C|C|C|A|T|C|A|A|T|T|T|C|A|C|C|A|T|G|T|T|C|C|T|C|A|C|C|A|T|G|T|TT|G|G|T|G|A|G|A|A|G|T|T|A|A|A|T|G|G|C|A|C|A|G|A|T|C|C|T|G|A|A|G|A|T|G|T|C|A|T|C|A|G|A|A|A|T|G|C|C|T|T|T|G|C|T|T|G|C|T|T|T|G|A|T|G|A|A|G|A|A|G|C|A|A|C|T|G|G|C|A|C|C|A|T|A|C|A|G|G|A|A|G|A|T|T|A|C|T|T|G|A|G|A|G|A|G|C|T|G|C|T|G|A|C|A|A|C|C|A|T|G|G|G|G|G|A|T|C|G</text:p>
          </table:table-cell>
        </table:table-row>
        <table:table-row table:style-name="ro1">
          <table:table-cell office:value-type="string" calcext:value-type="string">
            <text:p>pozlos/10.500+200</text:p>
          </table:table-cell>
          <table:table-cell office:value-type="float" office:value="508" calcext:value-type="float">
            <text:p>508</text:p>
          </table:table-cell>
          <table:table-cell office:value-type="float" office:value="499" calcext:value-type="float">
            <text:p>499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CCGCTGGCCC|C|A|G|G|G|A|A|A|G|C|C|G|A|G|C|G|G|C|C|A|C|C|G|A|G|C|C|G|G|C|A|G|A|G|A|C|C|C|A|C|C|G|A|G|C|G|G|C|G|G|C|G|G|A|G|G|G|A|G|C|A|G|C|G|C|C|G|G|G|G|C|G|C|A|C|G|A|G|G|G|C|A|C|C|A|T|G|G|C|C|C|A|G|A|C|G|C|C|C|G|C|C|T|T|C|G|A|C|A|A|G|C|C|C|A|A|A|G|T|A|G|A|A|C|T|G|C|A|T|G|T|C|C|A|C|C|T|A|G|A|C|G|G|A|T|C|C|A|T|C|A|A|G|C|C|T|G|A|A|A|C|C|A|T|C|T|T|A|T|A|C|T|A|T|G|G|C|A|G|G|A|G|G|A|G|A|G|G|G|A|T|C|G|C|C|C|T|C|C|C|A|G|C|T|A|A|C|A|C|A|G|C|A|G|A|G|G|G|G|C|T|G|C|T|G|A|A|C|G|T|C|A|T|T|G|G|C|A|T|G|G|A|C|A|A|G|C|C|G|C|T|C|A|C|C|C|T|T|C|C|A|G|A|C|T|T|C|C|T|G|G|C|C|A|A|G|T|T|T|G|A|C|T|A|C|T|A|C|A|T|G|C|C|T|G|C|T|A|T|C|G|C|G|G|G|C|T|G|C|C|G|G|G|A|G|G|C|T|A|T|C|A|A|A|A|G|G|A|T|C|G|C|C|T|A|T|G|A|G|T|T|T|G|T|A|G|A|G|A|T|G|A|A|G|G|C|C|A|A|A|G|A|G|G|G|C|G|T|G|G|T|G|T|A|T|G|T|G|G|A|G|G|T|G|C|G|G|T|A|C|A|G|T|C|C|G|C|A|C|C|T|G|C|T|G|G|C|C|A|A|C|T|C|C|A|A|A|G|T|G|G|A|G|C|C|A|A|T|C|C|C|C|T|G|G|A|A|C|C|A|G|G|C|T|G|A|A|G|G|G|G|A|C|C|T|C|A|C|C|C|C|A|G|A|C|G|A|G|G|T|G|G|T|G|G|C|C|C|T|A|G|T|G|G|G|C|C|A|G|G|G|C|C|T|G|C|A|G</text:p>
          </table:table-cell>
        </table:table-row>
        <table:table-row table:style-name="ro1">
          <table:table-cell office:value-type="string" calcext:value-type="string">
            <text:p>pozlos/18.200+8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CCCGGACGCT|C|G|C|G|G|G|T|C|T|C|G|G|A|A|C|G|C|A|T|C|C|C|G|C|C|G|C|G|G|G|G|G|C|T|T|C|G|G|C|C|G|T|G|G|C|A|T|G|G|G|C|G|C|C|G|C|G|G|G|C|C|T|G|C|T|C|G|G|G|G|T|T|T|T|C|T|T|G|G|C|T|C|T|C|G|T|C|G|C|A|C|C|G|G|G|G|G|T|C|C|T|C|G|G|G|A|T|T|T|C|T|T|G|T|G|G|C|T|C|T|C|C|T|C|C|G|C|C|T|A|T|C|C|T|A|A|A|T|G|G|C|C|G|G|A|T|T|A|G|T|T|A|T|T|A|T|T|C|T|A|C|C|C|C|C|A|T|T|G|C|T|G|T|T|G|G|T|A|C|C|G|T|G|A|T|A|A|G|G|T|A|C|A|G|T|T|G|T|T</text:p>
          </table:table-cell>
        </table:table-row>
        <table:table-row table:style-name="ro1">
          <table:table-cell office:value-type="string" calcext:value-type="string">
            <text:p>pozlos/20.300+120</text:p>
          </table:table-cell>
          <table:table-cell office:value-type="float" office:value="302" calcext:value-type="float">
            <text:p>302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TGACGTTCCG|G|G|A|G|A|A|G|T|C|A|C|G|G|A|T|C|A|T|C|C|A|G|G|A|G|G|T|G|G|A|G|G|A|G|A|A|T|C|C|G|G|A|C|C|T|G|C|G|C|A|A|G|G|G|C|G|A|G|A|T|C|G|C|G|C|G|G|C|G|C|T|T|C|A|A|C|A|T|C|C|C|G|C|C|G|T|C|C|A|C|G|C|T|G|A|G|C|A|C|G|A|T|C|C|T|G|A|A|G|A|A|C|A|A|G|C|G|C|G|C|C|A|T|C|C|T|G|G|C|G|T|C|G|G|A|G|C|G|C|A|A|G|T|A|C|G|G|G|G|T|G|G|C|C|T|C|C|A|C|C|T|G|C|C|G|C|A|A|G|A|C|C|A|A|C|A|A|G|C|T|G|T|C|T|C|C|C|T|A|C|G|A|C|A|A|G|C|T|C|G|A|G|G|G|C|T|T|G|C|T|C|A|T|C|G|C|C|T|G|G|T|T|C|C|A|G|C|A|G|A|T|C|C|G|C|G|C|C|G|C|C|G|G|C|C|T|G|C|C|G|G|T|C|A|A|G|G|G|C|A|T|C|A|T|C|C|T|C|A|A|G|G|A|G|A|A|G|G|C|G|C|T|G|C|G|C|A|T|A|G|C|C</text:p>
          </table:table-cell>
        </table:table-row>
        <table:table-row table:style-name="ro1">
          <table:table-cell office:value-type="string" calcext:value-type="string">
            <text:p>pozlos/25.500+200</text:p>
          </table:table-cell>
          <table:table-cell office:value-type="float" office:value="508" calcext:value-type="float">
            <text:p>508</text:p>
          </table:table-cell>
          <table:table-cell office:value-type="float" office:value="493" calcext:value-type="float">
            <text:p>493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TATACTCTAC|TTTCAGA|A|G|A|A|A|G|T|G|T|C|T|C|T|C|T|T|C|C|T|G|C|T|T|A|A|A|C|C|T|C|T|G|T|C|T|C|T|G|A|C|G|G|T|C|C|C|T|G|C|C|A|A|T|C|G|C|T|C|T|G|G|T|C|G|A|C|C|C|C|A|A|C|A|C|A|C|T|A|G|G|A|G|G|A|C|A|G|A|C|A|C|A|G|G|C|T|C|C|A|A|A|C|T|C|C|A|C|T|A|A|C|C|A|G|A|G|C|T|G|T|G|A|T|T|G|T|G|C|C|C|G|C|T|G|A|G|T|G|G|A|C|T|G|C|G|T|T|G|T|C|A|G|G|G|A|G|T|G|A|G|T|G|C|T|C|C|A|T|C|A|T|C|G|G|G|A|G|A|A|T|C|C|A|A|G|C|A|G|G|A|C|C|G|C|C|A|T|G|G|A|G|G|A|A|G|G|T|C|A|A|T|A|T|T|C|A|G|A|G|A|T|C|G|A|G|G|A|G|C|T|T|C|C|C|A|G|G|A|G|G|C|G|G|T|G|T|T|G|C|A|G|G|C|G|T|G|G|G|A|C|T|C|A|G|A|T|C|G|T|G|C|T|G|C|T|G|G|G|G|C|T|G|G|T|G|A|C|C|G|C|C|G|C|T|C|T|G|T|G|G|G|C|T|G|G|G|C|T|G|C|T|G|A|C|T|C|T|G|C|T|T|C|T|C|C|T|G|T|G|G|C|A|C|T|G|G|G|A|C|A|C|C|A|C|A|C|A|G|A|G|T|C|T|A|A|A|A|C|A|G|C|T|G|G|A|A|G|A|G|A|G|G|G|C|T|G|C|C|C|G|G|A|A|C|G|T|C|T|C|T|C|A|A|G|T|T|T|C|C|A|A|G|A|A|C|T|T|G|G|A|A|A|G|C|C|A|C|C|A|C|G|G|T|G|A|C|C|A|G|A|T|G|G|C|G|C|A|G|A|A|A|T|C|C|C|A|G|T|C|C|A|C|G|C|A|G|A|T|T|T|C|A|C|A|G|G|A|A|C|T|G|G|A|G|G|A|A|C|T|T|C|G|A|G|C|T|G|A|A|C|A</text:p>
          </table:table-cell>
        </table:table-row>
        <table:table-row table:style-name="ro1">
          <table:table-cell office:value-type="string" calcext:value-type="string">
            <text:p>pozlos/35.200+8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GCAGAGGGG|T|C|C|A|T|A|C|G|G|C|G|T|T|G|T|T|C|T|G|G|A|T|T|C|C|C|G|T|C|G|T|A|A|C|T|T|A|A|A|G|G|G|A|A|A|C|T|T|T|C|A|C|A|A|T|G|T|C|C|G|G|A|G|C|C|C|T|T|G|A|T|G|T|C|C|T|G|C|A|A|A|T|G|A|A|G|G|A|G|G|A|G|G|A|T|G|T|C|C|T|T|A|A|G|T|T|C|C|T|T|G|C|A|G|C|A|G|G|A|A|C|C|C|A|C|T|T|A|G|G|T|G|G|C|A|C|C|A|A|T|C|T|T|G|A|C|T|T|C|C|A|G|A|T|G|G|A|A|C|A|G|T|A|C|A|T|C|T|A|T|A|A|A|A|G|G|A|A|A|A|G|T|G|A|T|G|G|C|A|T|C|T|A|T|A|T|C|A|T</text:p>
          </table:table-cell>
        </table:table-row>
        <table:table-row table:style-name="ro1">
          <table:table-cell office:value-type="string" calcext:value-type="string">
            <text:p>pozlos/53.500+200</text:p>
          </table:table-cell>
          <table:table-cell office:value-type="float" office:value="509" calcext:value-type="float">
            <text:p>509</text:p>
          </table:table-cell>
          <table:table-cell office:value-type="float" office:value="500" calcext:value-type="float">
            <text:p>500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CTCTCCTCCT|C|G|C|A|C|A|G|C|C|G|C|T|C|G|A|A|C|C|G|C|C|T|G|C|T|G|A|G|C|C|C|C|A|T|G|G|C|C|C|G|C|G|C|C|A|C|G|C|T|C|T|C|C|G|C|C|G|C|C|C|C|C|A|G|C|A|A|T|C|C|C|C|G|G|C|T|C|C|T|G|C|G|G|G|T|G|G|C|G|C|T|G|C|T|G|C|T|C|C|T|G|C|T|C|C|T|G|G|T|G|G|C|C|G|C|C|A|G|C|C|G|G|C|G|C|G|C|A|G|C|A|G|G|A|G|C|G|C|C|C|C|T|G|G|C|C|A|C|T|G|A|A|C|T|G|C|G|C|T|G|C|C|A|G|T|G|C|T|T|G|C|A|G|A|C|C|C|T|G|C|A|G|G|G|A|A|T|T|C|A|C|C|T|C|A|A|G|A|A|C|A|T|C|C|A|A|A|G|T|G|T|G|A|A|G|G|T|G|A|A|G|T|C|C|C|C|C|G|G|A|C|C|C|C|A|C|T|G|C|G|C|C|C|A|A|A|C|C|G|A|A|G|T|C|A|T|A|G|C|C|A|C|A|C|T|C|A|A|G|A|A|T|G|G|G|C|A|G|A|A|A|G|C|T|T|G|T|C|T|C|A|A|C|C|C|C|G|C|A|T|C|G|C|C|C|A|T|G|G|T|T|A|A|G|A|A|A|A|T|C|A|T|C|G|A|A|A|A|G|A|T|G|C|T|G|A|A|A|A|A|T|G|G|C|A|A|A|T|C|C|A|A|C|T|G|A|C|C|A|G|A|A|G|G|A|A|G|G|A|G|G|A|A|G|C|T|T|A|T|T|G|G|T|G|G|C|T|G|T|T|C|C|T|G|A|A|G|G|A|G|G|C|C|C|T|G|C|C|C|T|T|A|C|A|G|G|A|A|C|A|G|A|A|G|A|G|G|A|A|A|G|A|G|A|G|A|C|A|C|A|G|C|T|G|C|A|G|A|G|G|C|C|A|C|C|T|G|G|A|T|T|G|C|G|C|C|T|A|A|T|G|T|G|T|T|T|G|A|G|C|A|T|C|A|C|T|T|A|G|G|A|G|A|A|G|T|C|T|T</text:p>
          </table:table-cell>
        </table:table-row>
        <table:table-row table:style-name="ro1">
          <table:table-cell office:value-type="string" calcext:value-type="string">
            <text:p>pozlos/55.300+120</text:p>
          </table:table-cell>
          <table:table-cell office:value-type="float" office:value="309" calcext:value-type="float">
            <text:p>309</text:p>
          </table:table-cell>
          <table:table-cell office:value-type="float" office:value="300" calcext:value-type="float">
            <text:p>300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GAGCCTAACT|A|C|T|C|T|T|A|G|C|C|T|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C|C|A|T|T|T|C|C|A|A|C|A|A|C|A|A|G|G|A|C|C|A|G|G|C|C|A|C|C|T|A|T|G</text:p>
          </table:table-cell>
        </table:table-row>
        <table:table-row table:style-name="ro1">
          <table:table-cell office:value-type="string" calcext:value-type="string">
            <text:p>pozlos/55.400+160</text:p>
          </table:table-cell>
          <table:table-cell office:value-type="float" office:value="406" calcext:value-type="float">
            <text:p>406</text:p>
          </table:table-cell>
          <table:table-cell office:value-type="float" office:value="397" calcext:value-type="float">
            <text:p>39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AGCCTAACT|A|C|T|C|T|T|A|G|C|C|T|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C|C|A|T|T|T|C|C|A|A|C|A|A|C|A|A|G|G|A|C|C|A|G|G|C|C|A|C|C|T|A|T|G|A|A|G|A|C|T|T|T|G|T|T|G|A|G|G|G|T|C|T|G|C|G|T|G|T|C|T|T|T|G|A|C|A|A|G|G|A|A|G|G|C|A|A|T|G|G|C|A|C|A|G|T|C|A|T|G|G|G|T|G|C|T|G|A|A|C|T|C|C|G|C|C|A|T|G|T|T|C|T|A|G|C|C|A|C|C|C|T|G|G|G|T|G|A|A|A|A</text:p>
          </table:table-cell>
        </table:table-row>
        <table:table-row table:style-name="ro1">
          <table:table-cell office:value-type="string" calcext:value-type="string">
            <text:p>pozlos/58.300+120</text:p>
          </table:table-cell>
          <table:table-cell office:value-type="float" office:value="308" calcext:value-type="float">
            <text:p>308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AGCCTCCGG|T|G|A|C|T|G|G|C|C|T|G|T|G|T|C|T|C|C|C|C|C|T|G|G|A|T|G|G|A|C|A|T|G|T|G|G|A|C|G|G|C|G|C|T|G|C|T|C|A|T|C|C|T|G|C|A|A|G|C|C|T|T|G|T|T|G|C|T|A|C|C|C|T|C|C|C|T|G|G|C|T|G|A|T|G|G|T|G|C|C|A|C|C|C|C|T|G|C|C|C|T|G|C|G|C|T|T|T|G|T|A|G|C|C|G|T|G|G|G|T|G|A|C|T|G|G|G|G|A|G|G|G|G|T|C|C|C|C|A|A|T|G|C|C|C|C|A|T|T|C|C|A|C|A|C|G|G|C|C|C|G|G|G|A|A|A|T|G|G|C|C|A|A|T|G|C|C|A|A|G|G|A|G|A|T|C|G|C|T|C|G|G|A|C|T|G|T|G|C|A|G|A|T|C|C|T|G|G|G|T|G|C|A|G|A|C|T|T|C|A|T|C|C|T|G|T|C|T|C|T|A|G|G|G|G|A|C|A|A|T|T|T|T|T|A|C|T|T|C|A|C|T|G|G|T|G|T|G|C|A|A|G|A|C|A|T|C|A|A|T|G|A|C|A|A|G|A|G|G|T|T|C|C|A|G|G|A|G|A|C|C|T|T|T|G|A|G|G</text:p>
          </table:table-cell>
        </table:table-row>
        <table:table-row table:style-name="ro1">
          <table:table-cell office:value-type="string" calcext:value-type="string">
            <text:p>pozlos/62.400+160</text:p>
          </table:table-cell>
          <table:table-cell office:value-type="float" office:value="409" calcext:value-type="float">
            <text:p>409</text:p>
          </table:table-cell>
          <table:table-cell office:value-type="float" office:value="400" calcext:value-type="float">
            <text:p>400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CCTCTCGCTG|C|C|G|T|C|C|A|G|G|T|G|C|A|C|C|G|C|C|T|G|C|C|T|C|T|C|A|G|C|A|G|G|A|T|G|G|A|C|G|T|G|A|T|G|G|A|T|G|G|C|T|G|C|C|A|G|T|T|C|T|C|A|C|C|T|T|C|T|G|A|G|T|A|C|T|T|C|T|A|C|G|A|C|G|G|C|T|C|C|T|G|C|A|T|A|C|C|G|T|C|C|C|C|C|G|A|G|G|G|T|G|A|A|T|T|T|G|G|G|G|A|C|G|A|G|T|T|T|G|T|G|C|C|G|C|G|A|G|T|G|G|C|T|G|C|C|T|T|C|G|G|A|G|C|G|C|A|C|A|A|A|G|C|A|G|A|G|C|T|G|C|A|G|G|G|C|T|C|A|G|A|T|G|A|G|G|A|C|G|A|G|C|A|C|G|T|G|C|G|A|G|C|G|C|C|T|A|C|C|G|G|C|C|A|C|C|A|C|C|A|G|G|C|T|G|G|T|C|A|C|T|G|C|C|T|C|A|T|G|T|G|G|G|C|C|T|G|C|A|A|A|G|C|C|T|G|C|A|A|G|A|G|G|A|A|G|T|C|C|A|C|C|A|C|C|A|T|G|G|A|T|C|G|G|C|G|G|A|A|G|G|C|A|G|C|C|A|C|T|A|T|G|C|G|C|G|A|G|C|G|G|A|G|G|C|G|C|C|T|G|A|A|G|A|A|G|G|T|C|A|A|C|C|A|G|G|C|T|T|T|C|G|A|A|A|C|C|C|T|C|A|A|G|A|G|G|T|G|T|A|C|C|A|C|G|A|C|C|A|A|C|C|C|C|A|A|C|C|A|G|A|G|G|C|T|G|C|C|C|A|A|G|G|T|G|G|A|G|A</text:p>
          </table:table-cell>
        </table:table-row>
        <table:table-row table:style-name="ro1">
          <table:table-cell office:value-type="string" calcext:value-type="string">
            <text:p>pozlos/68.400+160</text:p>
          </table:table-cell>
          <table:table-cell office:value-type="float" office:value="405" calcext:value-type="float">
            <text:p>405</text:p>
          </table:table-cell>
          <table:table-cell office:value-type="float" office:value="396" calcext:value-type="float">
            <text:p>396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TCAACGCCTG|C|C|T|C|C|C|C|T|C|G|A|G|C|G|T|C|C|T|C|A|G|C|G|C|A|G|C|C|G|C|C|G|C|C|C|G|C|G|G|A|G|C|C|A|G|C|A|C|G|A|A|C|G|A|G|C|C|C|A|G|C|A|C|C|G|G|C|C|G|G|A|T|G|G|A|G|C|G|T|C|C|G|C|A|A|C|C|C|G|A|C|A|G|C|A|T|G|C|C|C|C|A|G|G|A|T|T|T|G|T|C|A|G|A|G|G|C|C|C|T|G|A|A|G|G|A|G|G|C|C|A|C|C|A|A|G|G|A|G|G|T|G|C|A|C|A|C|C|C|A|G|G|C|A|G|A|G|A|A|T|G|C|T|G|A|G|T|T|C|A|T|G|A|G|G|A|A|C|T|T|T|C|A|G|A|A|G|G|G|C|C|A|G|G|T|G|A|C|C|C|G|A|G|A|C|G|G|C|T|T|C|A|A|G|C|T|G|G|T|G|A|T|G|G|C|C|T|C|C|C|T|G|T|A|C|C|A|C|A|T|C|T|A|T|G|T|G|G|C|C|C|T|G|G|A|G|G|A|G|G|A|G|A|T|T|G|A|G|C|G|C|A|A|C|A|A|G|G|A|G|A|G|C|C|C|A|G|T|C|T|T|C|G|C|C|C|C|T|G|T|C|T|A|C|T|T|C|C|C|A|G|A|A|G|A|G|C|T|G|C|A|C|C|G|C|A|A|G|G|C|T|G|C|C|C|T|G|G|A|G|C|A|G|G|A|C|C|T|G|G|C|C|T|T|C|T|G|G|T|A|C|G|G|G|C|C|C|C|G|C|T|G|G|C|A|G|G|A|G|G|T|C|A|T|C|C|C|C|T|A|C|A|C|A|C</text:p>
          </table:table-cell>
        </table:table-row>
        <table:table-row table:style-name="ro1">
          <table:table-cell office:value-type="string" calcext:value-type="string">
            <text:p>pozlos/9.200+8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TGCCGATCC|G|C|C|G|C|C|C|G|T|C|C|A|C|A|C|C|C|G|C|C|G|C|C|A|G|C|T|C|A|C|C|A|T|G|G|A|T|G|A|T|G|A|T|A|T|C|G|C|C|G|C|G|C|T|C|G|T|C|G|T|C|G|A|C|A|A|C|G|G|C|T|C|C|G|G|C|A|T|G|T|G|C|A|A|G|G|C|C|G|G|C|T|T|C|G|C|G|G|G|C|G|A|C|G|A|T|G|C|C|C|C|C|C|G|G|G|C|C|G|T|C|T|T|C|C|C|C|T|C|C|A|T|C|G|T|G|G|G|G|C|G|C|C|C|C|A|G|G|C|A|C|C|A|G|G|G|C|G|T|G|A|T|G|G|T|G|G|G|C|A|T|G|G|G|T|C|A|G|A|A|G|G|A|T|T|C|C|T|A|T|G|T|G|G|G|C|G|A</text:p>
          </table:table-cell>
        </table:table-row>
        <table:table-row table:style-name="ro1">
          <table:table-cell office:value-type="string" calcext:value-type="string">
            <text:p>Pozprze/10.500+50</text:p>
          </table:table-cell>
          <table:table-cell office:value-type="float" office:value="509" calcext:value-type="float">
            <text:p>509</text:p>
          </table:table-cell>
          <table:table-cell office:value-type="float" office:value="439" calcext:value-type="float">
            <text:p>439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AGGAGGAGAG|G|G|A|T|C|G|C|C|C|T|C|C|C|A|G|C|T|A|A|C|A|C|A|G|C|A|G|A|G|G|G|G|C|T|G|C|T|G|A|A|C|G|T|C|A|T|T|G|G|C|A|T|G|G|A|C|A|A|G|C|C|G|C|T|C|A|C|C|C|T|T|C|C|A|G|A|C|T|T|C|C|T|G|G|C|C|A|A|G|T|T|T|G|A|C|T|A|C|T|A|C|A|T|G|C|C|T|G|C|T|A|T|C|G|A|GGGCACCA|T|G|G|C|C|C|A|G|A|C|G|C|C|C|G|C|C|T|T|C|G|A|C|A|A|G|C|C|C|A|A|A|G|T|A|G|A|A|C|T|G|C|A|T|G|T|C|C|A|C|C|T|A|G|A|C|G|G|A|T|G|GGAGCAGCG|C|C|G|G|G|G|C|G|C|A|C|G|A|G|G|G|C|A|C|C|TGCTG|G|C|C|A|A|C|T|C|C|A|A|A|G|T|G|G|A|G|C|C|A|A|T|C|C|C|C|T|G|G|A|A|C|C|A|G|G|C|T|G|A|A|G|G|G|G|A|C|C|T|C|A|C|C|C|C|A|G|A|C|G|A|G|G|T|G|G|T|G|G|C|C|C|T|A|G|T|G|G|G|C|C|A|G|G|G|C|T|ATCAAA|A|G|G|A|T|C|G|C|C|T|A|T|G|A|G|T|T|T|G|T|A|G|A|G|A|T|G|A|A|G|A|GGAGAGGT|GCGGT|A|C|A|G|T|C|C|G|C|A|C|C|T|G|C|T|ATC|GC|G|C|TGGCCCC|A|G|G|G|A|A|A|G|C|C|G|A|G|C|G|G|C|A|GAGAC|C|C|A|C|C|G|A|G|C|G|G|C|C|A|C|C|G|A|G|C|C|G|G|C|A|G|A|G|A|TGAAGG|C|C|A|A|A|G|A|G|G|G|C|G|T|G|G|T|G|T|A|T|G|T|G|G|A|G|G|T|A|CCATCTTAT|A|C|T|A|T|G|G|C|A|G|G|A|G|G|A|G|A</text:p>
          </table:table-cell>
        </table:table-row>
        <table:table-row table:style-name="ro1">
          <table:table-cell office:value-type="string" calcext:value-type="string">
            <text:p>pozprze/18.200+20</text:p>
          </table:table-cell>
          <table:table-cell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CTTCGGCCG|T|G|G|C|A|T|G|G|G|C|G|C|C|G|C|G|G|G|G|G|C|T|T|C|G|G|C|C|CGGACGCT|C|G|C|G|G|G|T|C|T|C|G|G|A|A|C|G|C|A|T|C|C|C|G|C|C|G|C|G|G|G|C|C|T|G|C|T|C|G|G|G|G|T|T|T|T|C|T|T|G|G|C|T|C|T|C|G|T|C|G|C|A|C|C|G|G|G|G|G|T|C|C|T|C|G|G|G|A|T|T|T|C|T|T|G|T|G|G|C|T|C|T|C|C|T|C|C|G|C|C|T|A|T|C|C|T|A|A|A|T|G|G|C|C|G|G|A|T|T|A|G|T|T|A|T|T|A|T|T|C|T|A|C|C|C|C|C|A|T|T|G|C|T|G|T|T|G|G|T|A|C|C|G|T|G|A|T|A|A|G|G|T|T</text:p>
          </table:table-cell>
        </table:table-row>
        <table:table-row table:style-name="ro1">
          <table:table-cell office:value-type="string" calcext:value-type="string">
            <text:p>pozprze/20.300+30</text:p>
          </table:table-cell>
          <table:table-cell office:value-type="float" office:value="309" calcext:value-type="float">
            <text:p>309</text:p>
          </table:table-cell>
          <table:table-cell office:value-type="float" office:value="293" calcext:value-type="float">
            <text:p>293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GCGCTGCGCG|ACAGCTGA|C|G|T|T|C|C|G|G|G|A|G|A|A|G|T|C|A|C|G|G|A|T|C|A|T|C|C|A|G|G|A|G|G|T|G|G|A|G|G|A|G|A|A|T|C|C|G|G|A|C|C|T|G|C|G|C|A|A|G|G|G|C|G|A|G|A|T|C|G|C|G|C|G|G|C|G|C|T|T|C|A|A|C|A|T|C|C|C|G|C|C|G|T|C|C|A|C|G|C|T|G|A|G|C|A|C|G|A|T|C|C|T|G|A|A|G|A|A|C|A|A|G|C|G|C|G|C|C|A|T|C|C|T|G|G|C|G|T|C|G|G|A|G|C|G|C|A|A|G|T|A|C|G|G|G|G|T|G|G|C|C|T|C|C|A|C|C|T|G|C|C|G|C|A|A|G|A|C|C|A|A|C|A|A|G|C|T|G|T|C|T|C|C|C|T|A|C|G|A|C|A|A|G|C|T|C|G|A|G|G|G|C|T|T|G|C|T|C|A|T|C|G|C|C|T|G|G|T|T|C|C|A|G|C|A|G|A|T|C|C|G|C|G|C|C|G|C|C|G|G|C|C|T|G|C|C|G|G|T|C|A|A|G|G|G|C|A|T|C|A|T|C|C|T|C|A|A|G|G|A|G|A|A|G|G|C|G|C|T|G|G</text:p>
          </table:table-cell>
        </table:table-row>
        <table:table-row table:style-name="ro1">
          <table:table-cell office:value-type="string" calcext:value-type="string">
            <text:p>pozprze/25.500+50</text:p>
          </table:table-cell>
          <table:table-cell office:value-type="float" office:value="509" calcext:value-type="float">
            <text:p>509</text:p>
          </table:table-cell>
          <table:table-cell office:value-type="float" office:value="450" calcext:value-type="float">
            <text:p>45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TGTGGGCTGG|G|C|T|G|C|T|G|A|C|T|C|T|G|C|T|T|C|T|C|C|T|G|T|G|G|C|A|C|T|G|G|G|A|C|A|C|C|A|C|A|C|A|G|A|ACTTGGAAA|G|C|C|A|C|C|A|C|G|G|T|G|A|C|C|A|G|A|T|G|G|C|G|C|A|G|A|A|A|T|C|C|C|A|G|T|C|C|A|C|G|C|A|G|A|T|T|T|C|A|C|A|G|G|A|A|C|T|G|G|A|G|G|A|A|C|T|T|C|G|A|G|C|T|G|A|A|C|A|GTTTCCAAG|A|A|C|T|T|G|G|A|A|G|AGA|G|G|G|C|T|G|C|C|C|G|G|A|A|C|G|T|C|T|C|T|C|A|A|G|T|T|T|C|C|A|A|CGTGCTGCTG|G|G|G|C|T|G|G|T|G|A|C|C|G|C|C|G|C|T|CTACTT|T|C|A|G|A|A|G|A|A|A|G|CTGACGGTCC|C|T|G|C|C|A|A|T|C|G|C|T|C|T|G|G|T|C|G|A|C|C|C|C|A|A|C|A|C|A|C|T|A|G|G|A|G|G|A|C|A|G|A|C|A|C|A|G|G|C|T|C|C|A|A|A|C|T|C|C|A|C|T|A|A|C|C|A|G|A|G|C|T|G|T|G|A|T|T|G|T|G|C|C|C|G|C|T|G|A|G|T|G|G|A|C|T|G|C|G|T|T|G|T|C|A|G|G|G|A|G|T|G|A|G|T|G|C|T|C|C|A|T|C|A|T|C|G|G|G|A|G|A|A|T|C|C|A|A|G|C|A|G|G|A|C|C|G|C|C|A|T|G|G|A|G|G|A|A|G|G|T|C|A|A|T|A|T|T|C|A|G|A|G|A|T|C|G|A|G|G|A|G|C|T|T|C|C|C|A|G|G|A|G|G|C|G|G|T|G|T|T|G|C|A|G|G|C|G|T|G|G|G|A|C|T|C|A|G|A|T|C|G|T|G|C|T|G|C|T|ACTGCTTAAA|C|C|T|C|T|G|T|C|T|C|T|G|A|C|G|G|T|C|T</text:p>
          </table:table-cell>
        </table:table-row>
        <table:table-row table:style-name="ro1">
          <table:table-cell office:value-type="string" calcext:value-type="string">
            <text:p>pozprze/35.200+2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GCAGAGGGG|T|C|C|A|T|A|C|G|G|C|G|T|T|G|T|T|C|T|G|G|A|T|T|C|C|C|G|T|C|G|T|A|A|C|T|T|A|A|A|G|G|G|A|A|A|C|T|T|T|C|A|C|A|A|T|G|T|C|C|G|G|A|G|C|C|C|T|T|G|A|T|G|T|C|C|T|G|C|A|A|A|T|G|A|A|G|G|A|G|G|A|G|G|A|T|G|T|C|C|T|T|A|A|G|T|T|C|C|T|T|G|C|A|G|C|A|G|G|A|A|C|C|C|A|C|T|T|A|G|G|T|G|G|C|A|C|C|A|A|T|C|T|T|G|A|C|T|T|C|C|A|G|A|T|G|G|A|A|C|A|G|T|A|C|A|T|C|T|A|T|A|A|A|A|G|G|A|A|A|A|G|T|G|A|T|G|G|C|A|T|A|CAATGTCC</text:p>
          </table:table-cell>
        </table:table-row>
        <table:table-row table:style-name="ro1">
          <table:table-cell office:value-type="string" calcext:value-type="string">
            <text:p>pozprze/53.500+50</text:p>
          </table:table-cell>
          <table:table-cell office:value-type="float" office:value="509" calcext:value-type="float">
            <text:p>509</text:p>
          </table:table-cell>
          <table:table-cell office:value-type="float" office:value="450" calcext:value-type="float">
            <text:p>450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GGCAGAAAG|C|T|T|G|T|C|T|CCTGCTCC|T|G|C|T|C|CTGGATTG|C|G|C|C|T|A|A|T|G|T|G|T|T|T|G|A|G|C|A|T|C|A|C|T|T|A|G|G|A|G|A|A|G|G|AAGG|A|G|G|A|A|CCGCCCATGG|T|T|A|A|G|A|A|A|A|T|C|A|T|C|G|A|A|A|A|G|A|T|G|C|T|G|A|A|A|A|A|T|G|G|C|A|A|A|T|C|C|A|A|C|T|G|A|C|C|A|G|A|A|G|G|A|A|G|CTT|A|T|T|G|G|T|G|G|C|T|G|T|T|C|C|T|G|A|A|G|G|A|G|G|C|C|C|T|G|C|C|TTACAGG|A|A|C|A|G|A|A|G|A|G|G|A|A|A|G|A|G|A|G|A|C|A|C|A|G|C|T|G|C|A|G|A|G|G|C|C|A|CACTCA|A|G|A|A|CATCCA|A|A|G|T|G|T|G|A|A|G|G|T|G|A|A|G|T|C|C|C|C|C|G|G|A|C|C|C|C|A|C|T|G|C|G|C|C|C|A|A|A|C|C|G|A|A|G|T|C|A|T|A|G|C|C|A|C|A|C|T|C|TCCTCCT|C|G|C|A|C|A|G|C|C|G|C|T|C|G|A|A|C|C|G|C|C|T|G|C|T|G|A|G|C|C|C|C|A|T|G|G|C|C|C|G|C|G|C|C|A|C|G|C|T|C|T|C|C|G|C|C|G|C|C|C|C|C|A|G|C|A|A|T|C|C|C|C|G|G|C|T|C|C|T|G|C|G|G|G|T|G|G|C|G|C|T|G|C|T|G|C|T|C|C|T|G|G|T|G|G|C|C|G|C|C|A|G|C|C|G|G|C|G|C|G|C|A|G|C|A|G|G|A|G|C|G|C|C|C|C|T|G|G|C|C|A|C|T|G|A|A|C|T|G|C|G|C|T|G|C|C|A|G|T|G|C|T|T|G|C|A|G|A|C|C|C|T|G|C|A|G|G|G|A|A|T|T|C|A|C|C|T|C|A|A|G|A|A|C|A|T|C|C</text:p>
          </table:table-cell>
        </table:table-row>
        <table:table-row table:style-name="ro1">
          <table:table-cell office:value-type="string" calcext:value-type="string">
            <text:p>pozprze/55.300+30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TCTTAGCCTT|C|C|C|T|G|C|T|G|T|G|T|T|G|C|T|G|C|C|C|A|G|C|C|G|C|T|C|C|A|T|C|A|T|G|T|C|C|T|T|C|A|G|T|G|C|T|G|A|C|C|A|G|A|T|T|G|C|T|G|A|A|T|T|C|A|A|G|G|A|G|G|C|A|T|T|T|C|T|C|C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A|A|C|A|A|T|T|T|C|T|G|C|C|T|A|T|G|A|T|G|C|A|A|G|T|CAAGCCATT|T|C|C|A|A|C|A|A|C|A|A|G|G|A|C|C|A|G|G|C|C|A|C|C|T|A|T|G|ATGT</text:p>
          </table:table-cell>
        </table:table-row>
        <table:table-row table:style-name="ro1">
          <table:table-cell office:value-type="string" calcext:value-type="string">
            <text:p>pozprze/55.400+40</text:p>
          </table:table-cell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AGGCATTTCT|C|C|T|C|T|T|T|G|A|C|A|A|G|G|A|A|G|G|C|A|A|T|G|G|C|A|C|A|G|T|C|A|T|G|G|G|T|G|C|T|G|A|A|C|T|C|C|G|C|C|A|T|G|T|T|C|T|A|G|C|C|A|C|C|C|T|G|G|G|T|G|A|A|A|A|G|A|T|GCAAGCC|T|TCCCTG|C|T|G|T|G|T|T|G|C|T|G|C|C|C|A|G|C|C|G|C|T|C|C|A|T|C|A|T|G|T|C|C|T|T|C|A|G|T|G|C|T|G|A|C|C|A|G|A|T|T|G|C|T|G|A|A|T|T|C|A|A|G|G|A|G|G|C|A|T|T|T|C|TGCCT|A|T|G|A|T|G|C|A|A|G|C|CA|T|T|T|C|C|A|A|C|A|A|C|A|A|G|G|A|C|C|A|G|G|C|C|A|C|C|T|A|T|G|A|A|G|A|C|T|T|T|G|T|T|G|A|G|G|G|T|C|T|G|C|G|T|G|T|C|T|T|T|G|A|C|A|G|A|A|C|A|G|G|T|G|A|T|T|C|C|A|A|G|A|T|C|A|C|C|T|T|A|A|G|C|C|A|G|G|T|C|G|G|T|G|A|T|G|T|C|C|T|T|C|G|A|G|C|C|C|T|G|G|G|C|A|C|A|A|A|T|C|C|C|A|C|C|A|A|T|G|C|A|G|A|G|G|T|C|A|G|G|A|A|A|G|T|T|C|T|G|G|G|A|A|A|C|C|C|C|A|G|C|A|A|T|G|A|A|G|A|G|C|T|G|A|A|T|G|C|C|A|A|G|A|A|A|A|T|T|G|A|G|T|T|T|G|T|AGCCTTCCCT</text:p>
          </table:table-cell>
        </table:table-row>
        <table:table-row table:style-name="ro1">
          <table:table-cell office:value-type="string" calcext:value-type="string">
            <text:p>pozprze/58.300+30</text:p>
          </table:table-cell>
          <table:table-cell office:value-type="float" office:value="303" calcext:value-type="float">
            <text:p>303</text:p>
          </table:table-cell>
          <table:table-cell office:value-type="float" office:value="274" calcext:value-type="float">
            <text:p>274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TGTAGCCGT|G|G|G|T|G|A|C|T|G|G|C|C|T|G|T|G|T|C|T|C|C|C|C|C|T|G|G|A|T|G|G|A|C|A|T|G|T|G|G|A|C|G|G|C|G|C|T|G|C|T|C|A|T|C|C|T|G|C|A|A|G|C|C|T|T|G|T|T|G|C|T|A|C|C|C|T|C|C|C|T|G|G|C|T|G|A|T|G|G|T|G|C|C|A|C|C|C|C|T|G|C|C|C|T|G|C|G|C|T|T|T|G|T|A|G|C|C|G|CCCCATTCC|A|C|A|C|G|G|C|CAATGC|C|A|A|G|G|A|G|A|T|C|G|C|T|C|G|G|A|C|T|G|T|G|C|A|G|A|T|C|C|T|G|G|G|T|G|C|A|G|A|C|T|T|C|A|T|C|C|T|G|T|C|T|C|T|A|G|G|G|G|A|C|A|A|T|T|T|T|T|A|C|T|T|C|A|C|T|G|G|T|G|T|G|C|A|A|G|A|C|A|T|C|A|A|T|G|A|C|A|A|G|A|G|G|T|T|C|C|A|G|G|A|G|A|C|C|T|T|CCGGTGAC|T|G|G|G|G|A|G|G|G|G|T|C|C|C|C|A|A|T|G|C|C|C|C|A|T|T|C|G</text:p>
          </table:table-cell>
        </table:table-row>
        <table:table-row table:style-name="ro1">
          <table:table-cell office:value-type="string" calcext:value-type="string">
            <text:p>pozprze/62.400+40</text:p>
          </table:table-cell>
          <table:table-cell office:value-type="float" office:value="407" calcext:value-type="float">
            <text:p>407</text:p>
          </table:table-cell>
          <table:table-cell office:value-type="float" office:value="370" calcext:value-type="float">
            <text:p>370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TATTTGGGGA|C|G|A|G|T|T|T|G|T|G|C|C|G|C|G|A|G|T|G|G|C|T|G|C|C|T|T|C|G|G|A|G|C|G|C|A|C|CTGCAAGA|G|G|A|A|G|AGGAAG|T|C|C|A|C|C|A|C|C|A|G|G|C|T|G|G|T|C|A|C|T|G|C|C|T|C|A|T|G|T|G|G|G|C|C|T|G|C|A|A|A|G|C|C|T|CTCGCTG|C|C|G|T|C|C|A|G|G|T|G|C|A|C|C|G|C|C|T|G|C|C|T|C|T|C|A|G|C|A|G|G|A|T|G|G|A|C|G|T|G|A|T|G|G|A|CGCGCACAAA|G|C|A|G|A|G|C|T|G|C|A|G|G|G|C|T|C|A|G|A|T|G|A|G|G|A|C|G|A|G|C|A|C|G|T|G|C|G|A|G|C|G|C|C|T|A|C|C|G|G|C|C|A|C|C|A|C|C|A|T|G|G|A|T|C|G|G|C|G|G|A|A|G|G|C|A|G|C|C|A|C|T|A|T|G|C|G|C|G|A|G|C|G|G|A|G|G|C|G|C|C|T|G|A|A|G|A|A|G|G|T|C|A|A|C|C|A|G|G|C|T|T|T|C|G|A|A|A|C|C|C|T|C|A|A|G|A|G|G|T|G|T|A|C|C|A|C|G|A|C|C|A|A|C|C|C|C|A|A|C|C|A|G|A|G|G|C|T|G|C|C|AG|T|T|C|T|C|A|C|C|T|T|C|T|G|A|G|T|A|C|T|T|C|T|A|C|G|A|C|G|G|C|T|C|C|T|G|C|A|T|A|C|C|G|T|C|C|C|C|C|G|A|G|G|G|T|G|A|A|T|T|A</text:p>
          </table:table-cell>
        </table:table-row>
        <table:table-row table:style-name="ro1">
          <table:table-cell office:value-type="string" calcext:value-type="string">
            <text:p>pozprze/68.400+40</text:p>
          </table:table-cell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ACCAAGGAG|G|T|CAT|C|C|C|C|T|A|T|GTACGGGCC|C|C|G|C|T|G|G|C|A|G|G|A|G|G|T|C|A|ACGCCTG|C|C|T|C|C|C|C|T|C|G|A|G|C|G|T|C|C|T|C|A|G|C|G|C|A|G|C|C|G|C|C|G|C|C|C|G|C|G|G|A|G|C|C|A|G|C|A|C|G|A|A|C|G|A|G|C|C|C|A|G|C|A|C|C|G|G|C|C|G|G|A|T|G|G|A|G|C|G|T|C|C|G|C|A|A|C|C|C|G|A|C|A|G|C|A|T|G|C|C|C|C|A|G|G|A|T|T|T|G|T|C|A|G|A|G|G|C|C|C|ACAAGGAGGT|G|C|A|C|A|C|C|C|A|G|G|C|A|G|A|G|A|A|T|G|C|T|G|A|G|T|T|C|A|T|G|A|G|G|A|A|C|T|T|T|C|A|G|A|A|G|G|G|C|C|A|G|G|T|G|A|C|C|C|G|A|G|A|C|G|G|C|T|T|C|A|A|G|C|T|G|G|T|G|A|T|G|G|C|C|T|C|C|C|T|G|T|A|C|C|A|C|A|T|C|T|A|T|G|T|G|G|C|C|C|T|G|G|A|G|G|A|G|G|A|G|A|T|T|G|A|G|C|G|C|A|A|C|A|A|G|G|A|G|A|G|C|C|C|A|G|T|C|T|T|C|G|C|C|C|C|T|G|T|C|T|A|C|T|T|C|C|C|A|G|A|A|G|A|G|C|T|G|C|A|C|C|G|C|A|A|G|G|C|T|G|C|C|C|T|G|G|A|G|C|A|G|G|A|C|C|T|G|G|C|C|T|T|C|T|G|G|T|A|C|G|G|G|C|C</text:p>
          </table:table-cell>
        </table:table-row>
        <table:table-row table:style-name="ro1">
          <table:table-cell office:value-type="string" calcext:value-type="string">
            <text:p>pozprze/9.200+20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TTGCCGATCC|G|C|C|G|C|C|C|G|T|C|C|A|C|A|C|C|C|G|C|C|G|C|C|A|G|C|T|C|A|C|C|A|T|G|G|A|T|G|A|T|G|A|T|A|T|C|G|C|C|G|C|G|C|T|C|G|T|C|G|T|C|G|A|C|A|A|C|G|G|C|T|C|C|G|G|C|A|T|G|T|G|C|A|A|G|G|C|C|G|G|C|T|T|C|G|C|G|G|G|C|G|A|C|G|A|T|G|C|C|C|C|C|C|G|G|G|C|C|G|T|C|T|T|C|C|C|C|T|C|C|A|T|C|G|T|G|G|G|G|C|G|C|C|C|C|A|G|G|C|A|C|C|A|G|G|G|C|G|T|G|A|T|G|G|T|G|G|G|C|A|T|G|G|G|T|C|A|G|A|A|G|G|A|T|T|C|C|T|A|T|G|T|G|G|G|C|G|A</text:p>
          </table:table-cell>
        </table:table-row>
      </table:table>
      <table:named-expressions/>
      <table:database-ranges>
        <table:database-range table:name="__Anonymous_Sheet_DB__0" table:target-range-address="Sheet1.A3:Sheet1.E5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4:41:11.5606678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5T18:21:10.979623362</meta:creation-date>
    <meta:editing-duration>PT1H42M17S</meta:editing-duration>
    <meta:editing-cycles>5</meta:editing-cycles>
    <meta:generator>LibreOffice/7.0.5.2$Linux_X86_64 LibreOffice_project/00$Build-2</meta:generator>
    <dc:date>2021-06-06T17:48:04.835099790</dc:date>
    <meta:document-statistic meta:table-count="1" meta:cell-count="268" meta:object-count="0"/>
  </office:meta>
</office:document-meta>
</file>